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color="#3465a4" draw:fill="none" draw:textarea-vertical-align="middle"/>
    </style:style>
    <style:style style:name="gr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4" style:family="graphic" style:parent-style-name="standard">
      <style:graphic-properties draw:textarea-vertical-align="middle"/>
    </style:style>
    <style:style style:name="gr40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Gradient_20_1" draw:opacity="31%" draw:textarea-horizontal-align="justify" draw:textarea-vertical-align="middle" draw:auto-grow-height="false" fo:min-height="2.245cm" fo:min-width="5.23cm" fo:padding-top="0.1cm" fo:padding-bottom="0.1cm" fo:padding-left="0.225cm" fo:padding-right="0.225cm" fo:wrap-option="no-wrap" draw:shadow="hidden" draw:shadow-offset-x="0.2cm" draw:shadow-offset-y="0.2cm" draw:shadow-color="#808080"/>
    </style:style>
    <style:style style:name="gr42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30" style:family="graphic" style:parent-style-name="standard">
      <style:graphic-properties draw:fill="solid" draw:fill-color="#ffffff" draw:textarea-horizontal-align="justify" draw:textarea-vertical-align="middle" draw:auto-grow-height="false" fo:min-height="1.824cm" fo:min-width="3.546cm" fo:wrap-option="no-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Ruteada" draw:style-name="dp1" draw:master-page-name="Default">
        <draw:g>
          <draw:line draw:style-name="gr1" draw:text-style-name="P1" draw:layer="layout" svg:x1="19.274cm" svg:y1="15.648cm" svg:x2="22.23cm" svg:y2="13.115cm">
            <text:p/>
          </draw:line>
          <draw:line draw:style-name="gr1" draw:text-style-name="P1" draw:layer="layout" svg:x1="22.23cm" svg:y1="15.346cm" svg:x2="22.23cm" svg:y2="13.115cm">
            <text:p/>
          </draw:line>
          <draw:line draw:style-name="gr1" draw:text-style-name="P1" draw:layer="layout" svg:x1="24.679cm" svg:y1="15.723cm" svg:x2="22.23cm" svg:y2="13.115cm">
            <text:p/>
          </draw:line>
        </draw:g>
        <draw:g>
          <draw:line draw:style-name="gr1" draw:text-style-name="P1" draw:layer="layout" svg:x1="2.873cm" svg:y1="15.648cm" svg:x2="5.829cm" svg:y2="13.115cm">
            <text:p/>
          </draw:line>
          <draw:line draw:style-name="gr1" draw:text-style-name="P1" draw:layer="layout" svg:x1="5.829cm" svg:y1="15.346cm" svg:x2="5.829cm" svg:y2="13.115cm">
            <text:p/>
          </draw:line>
          <draw:line draw:style-name="gr1" draw:text-style-name="P1" draw:layer="layout" svg:x1="8.278cm" svg:y1="15.723cm" svg:x2="5.829cm" svg:y2="13.115cm">
            <text:p/>
          </draw:line>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 draw:text-style-name="P2" draw:layer="layout" svg:width="0.531cm" svg:height="0.335cm" svg:x="3.601cm" svg:y="17.812cm" svg:viewBox="0 0 532 336" svg:d="M0 336c133 0 532-112 532-196s-13-140-146-140c0 84-388 84-386 336z">
                <text:p/>
              </draw:path>
              <draw:g>
                <draw:polygon draw:style-name="gr3" draw:text-style-name="P2" draw:layer="layout" svg:width="0.241cm" svg:height="0.28cm" svg:x="3.405cm" svg:y="17.868cm" svg:viewBox="0 0 242 281" draw:points="0,168 48,0 242,112 194,281">
                  <text:p/>
                </draw:polygon>
                <draw:polygon draw:style-name="gr4" draw:text-style-name="P2" draw:layer="layout" svg:width="0.532cm" svg:height="0.307cm" svg:x="3.453cm" svg:y="17.672cm" svg:viewBox="0 0 533 308" draw:points="0,196 97,112 242,28 339,0 533,112 437,140 291,224 194,308">
                  <text:p/>
                </draw:polygon>
                <draw:path draw:style-name="gr5" draw:text-style-name="P2" draw:layer="layout" svg:width="0.436cm" svg:height="0.363cm" svg:x="3.599cm" svg:y="17.784cm" svg:viewBox="0 0 437 364" svg:d="M437 112c0-168-98-112-195-56-96 56-194 56-242 308 0 0 194-112 437-252z">
                  <text:p/>
                </draw:path>
                <draw:path draw:style-name="gr6" draw:text-style-name="P2" draw:layer="layout" svg:width="0.629cm" svg:height="0.476cm" svg:x="3.405cm" svg:y="17.672cm" svg:viewBox="0 0 630 477" svg:d="M388 0c-97 28-97 28-194 84-48 28-146 56-194 280 97 57 97 57 194 113 55-26 339-196 436-253 0-140-97-140-242-224z">
                  <text:p/>
                </draw:path>
              </draw:g>
            </draw:g>
            <draw:g>
              <draw:path draw:style-name="gr7" draw:text-style-name="P2" draw:layer="layout" svg:width="0.872cm" svg:height="0.672cm" svg:x="3.162cm" svg:y="16.467cm" svg:viewBox="0 0 873 673" svg:d="M3 673c133 0 870-29 870-281s-253-392-387-392c0 84-532 56-483 673z">
                <text:p/>
              </draw:path>
              <draw:g>
                <draw:polygon draw:style-name="gr8" draw:text-style-name="P2" draw:layer="layout" svg:width="0.484cm" svg:height="0.391cm" svg:x="2.677cm" svg:y="16.747cm" svg:viewBox="0 0 485 392" draw:points="0,112 0,0 485,281 485,392">
                  <text:p/>
                </draw:polygon>
                <draw:polygon draw:style-name="gr9" draw:text-style-name="P2" draw:layer="layout" svg:width="0.484cm" svg:height="0.476cm" svg:x="3.066cm" svg:y="16.327cm" svg:viewBox="0 0 485 477" draw:points="0,196 0,0 485,281 485,477">
                  <text:p/>
                </draw:polygon>
                <draw:polygon draw:style-name="gr10" draw:text-style-name="P2" draw:layer="layout" svg:width="0.872cm" svg:height="0.503cm" svg:x="2.677cm" svg:y="16.523cm" svg:viewBox="0 0 873 504" draw:points="0,224 388,0 873,281 485,504">
                  <text:p/>
                </draw:polygon>
                <draw:line draw:style-name="gr11" draw:text-style-name="P2" draw:layer="layout" svg:x1="3.066cm" svg:y1="16.523cm" svg:x2="3.551cm" svg:y2="16.804cm">
                  <text:p/>
                </draw:line>
                <draw:polygon draw:style-name="gr12" draw:text-style-name="P2" draw:layer="layout" svg:width="0.484cm" svg:height="0.476cm" svg:x="3.162cm" svg:y="16.663cm" svg:viewBox="0 0 485 477" draw:points="0,477 0,364 388,140 388,0 485,56 485,196">
                  <text:p/>
                </draw:polygon>
                <draw:polygon draw:style-name="gr13" draw:text-style-name="P2" draw:layer="layout" svg:width="1.551cm" svg:height="2.129cm" svg:x="2.144cm" svg:y="14.617cm" svg:viewBox="0 0 1552 2130" draw:points="0,1233 0,0 1552,897 1552,2130">
                  <text:p/>
                </draw:polygon>
                <draw:polygon draw:style-name="gr14" draw:text-style-name="P2" draw:layer="layout" svg:width="1.454cm" svg:height="1.961cm" svg:x="2.193cm" svg:y="14.701cm" svg:viewBox="0 0 1455 1962" draw:points="0,1121 0,0 1455,841 1455,1962">
                  <text:p/>
                </draw:polygon>
                <draw:polygon draw:style-name="gr15" draw:text-style-name="P2" draw:layer="layout" svg:width="1.648cm" svg:height="0.952cm" svg:x="2.144cm" svg:y="14.561cm" svg:viewBox="0 0 1649 953" draw:points="1552,953 0,56 97,0 1649,897">
                  <text:p/>
                </draw:polygon>
                <draw:polygon draw:style-name="gr16" draw:text-style-name="P2" draw:layer="layout" svg:width="0.096cm" svg:height="1.288cm" svg:x="3.696cm" svg:y="15.458cm" svg:viewBox="0 0 97 1289" draw:points="0,1289 0,56 97,0 97,1233">
                  <text:p/>
                </draw:polygon>
                <draw:polygon draw:style-name="gr17" draw:text-style-name="P2" draw:layer="layout" svg:width="1.648cm" svg:height="2.578cm" svg:x="2.144cm" svg:y="14.561cm" svg:viewBox="0 0 1649 2579" draw:points="97,0 1649,897 1649,2130 1552,2186 1503,2158 1503,2298 1018,2579 533,2298 533,2186 921,1962 921,1822 0,1289 0,56">
                  <text:p/>
                </draw:polygon>
              </draw:g>
            </draw:g>
            <draw:g>
              <draw:path draw:style-name="gr18" draw:text-style-name="P2" draw:layer="layout" svg:width="0.631cm" svg:height="0.335cm" svg:x="2.967cm" svg:y="17.504cm" svg:viewBox="0 0 632 336" svg:d="M3 336c134 0 629-140 629-224s-13-112-146-112c0 84-533 56-483 336z">
                <text:p/>
              </draw:path>
              <draw:g>
                <draw:polygon draw:style-name="gr19" draw:text-style-name="P2" draw:layer="layout" svg:width="2.084cm" svg:height="1.204cm" svg:x="1.417cm" svg:y="16.551cm" svg:viewBox="0 0 2085 1205" draw:points="1552,1205 0,308 533,0 2085,897">
                  <text:p/>
                </draw:polygon>
                <draw:polygon draw:style-name="gr20" draw:text-style-name="P3" draw:layer="layout" svg:width="1.405cm" svg:height="0.812cm" svg:x="1.563cm" svg:y="16.635cm" svg:viewBox="0 0 1406 813" draw:points="0,224 388,0 1406,589 1018,813">
                  <text:p/>
                </draw:polygon>
                <draw:polygon draw:style-name="gr21" draw:text-style-name="P3" draw:layer="layout" svg:width="0.678cm" svg:height="0.391cm" svg:x="2.677cm" svg:y="17.28cm" svg:viewBox="0 0 679 392" draw:points="0,224 388,0 679,168 291,392">
                  <text:p/>
                </draw:polygon>
                <draw:polygon draw:style-name="gr22" draw:text-style-name="P2" draw:layer="layout" svg:width="0.532cm" svg:height="0.42cm" svg:x="2.969cm" svg:y="17.448cm" svg:viewBox="0 0 533 421" draw:points="0,421 0,308 533,0 533,112">
                  <text:p/>
                </draw:polygon>
                <draw:line draw:style-name="gr23" draw:text-style-name="P2" draw:layer="layout" svg:x1="1.659cm" svg:y1="16.803cm" svg:x2="2.677cm" svg:y2="17.392cm">
                  <text:p/>
                </draw:line>
                <draw:line draw:style-name="gr24" draw:text-style-name="P2" draw:layer="layout" svg:x1="1.756cm" svg:y1="16.747cm" svg:x2="2.774cm" svg:y2="17.336cm">
                  <text:p/>
                </draw:line>
                <draw:line draw:style-name="gr25" draw:text-style-name="P2" draw:layer="layout" svg:x1="1.854cm" svg:y1="16.691cm" svg:x2="2.872cm" svg:y2="17.28cm">
                  <text:p/>
                </draw:line>
                <draw:line draw:style-name="gr26" draw:text-style-name="P2" draw:layer="layout" svg:x1="2.775cm" svg:y1="17.223cm" svg:x2="2.872cm" svg:y2="17.167cm">
                  <text:p/>
                </draw:line>
                <draw:line draw:style-name="gr27" draw:text-style-name="P2" draw:layer="layout" svg:x1="2.677cm" svg:y1="17.167cm" svg:x2="2.774cm" svg:y2="17.111cm">
                  <text:p/>
                </draw:line>
                <draw:line draw:style-name="gr28" draw:text-style-name="P2" draw:layer="layout" svg:x1="2.581cm" svg:y1="17.112cm" svg:x2="2.678cm" svg:y2="17.056cm">
                  <text:p/>
                </draw:line>
                <draw:line draw:style-name="gr29" draw:text-style-name="P2" draw:layer="layout" svg:x1="2.629cm" svg:y1="17.252cm" svg:x2="2.726cm" svg:y2="17.196cm">
                  <text:p/>
                </draw:line>
                <draw:line draw:style-name="gr30" draw:text-style-name="P2" draw:layer="layout" svg:x1="2.532cm" svg:y1="17.196cm" svg:x2="2.629cm" svg:y2="17.14cm">
                  <text:p/>
                </draw:line>
                <draw:line draw:style-name="gr31" draw:text-style-name="P2" draw:layer="layout" svg:x1="2.435cm" svg:y1="17.14cm" svg:x2="2.532cm" svg:y2="17.084cm">
                  <text:p/>
                </draw:line>
                <draw:line draw:style-name="gr32" draw:text-style-name="P2" draw:layer="layout" svg:x1="2.484cm" svg:y1="17.056cm" svg:x2="2.581cm" svg:y2="17cm">
                  <text:p/>
                </draw:line>
                <draw:line draw:style-name="gr33" draw:text-style-name="P2" draw:layer="layout" svg:x1="2.338cm" svg:y1="17.083cm" svg:x2="2.435cm" svg:y2="17.027cm">
                  <text:p/>
                </draw:line>
                <draw:line draw:style-name="gr34" draw:text-style-name="P2" draw:layer="layout" svg:x1="2.387cm" svg:y1="17cm" svg:x2="2.484cm" svg:y2="16.944cm">
                  <text:p/>
                </draw:line>
                <draw:line draw:style-name="gr35" draw:text-style-name="P2" draw:layer="layout" svg:x1="2.29cm" svg:y1="16.943cm" svg:x2="2.387cm" svg:y2="16.887cm">
                  <text:p/>
                </draw:line>
                <draw:line draw:style-name="gr36" draw:text-style-name="P2" draw:layer="layout" svg:x1="2.193cm" svg:y1="16.887cm" svg:x2="2.29cm" svg:y2="16.831cm">
                  <text:p/>
                </draw:line>
                <draw:line draw:style-name="gr37" draw:text-style-name="P2" draw:layer="layout" svg:x1="2.241cm" svg:y1="17.027cm" svg:x2="2.338cm" svg:y2="16.971cm">
                  <text:p/>
                </draw:line>
                <draw:line draw:style-name="gr38" draw:text-style-name="P2" draw:layer="layout" svg:x1="2.144cm" svg:y1="16.971cm" svg:x2="2.241cm" svg:y2="16.915cm">
                  <text:p/>
                </draw:line>
                <draw:line draw:style-name="gr39" draw:text-style-name="P2" draw:layer="layout" svg:x1="2.047cm" svg:y1="16.915cm" svg:x2="2.144cm" svg:y2="16.859cm">
                  <text:p/>
                </draw:line>
                <draw:line draw:style-name="gr40" draw:text-style-name="P2" draw:layer="layout" svg:x1="2.096cm" svg:y1="16.831cm" svg:x2="2.193cm" svg:y2="16.775cm">
                  <text:p/>
                </draw:line>
                <draw:line draw:style-name="gr41" draw:text-style-name="P2" draw:layer="layout" svg:x1="1.95cm" svg:y1="16.859cm" svg:x2="2.047cm" svg:y2="16.803cm">
                  <text:p/>
                </draw:line>
                <draw:line draw:style-name="gr42" draw:text-style-name="P2" draw:layer="layout" svg:x1="1.999cm" svg:y1="16.775cm" svg:x2="2.096cm" svg:y2="16.719cm">
                  <text:p/>
                </draw:line>
                <draw:line draw:style-name="gr43" draw:text-style-name="P2" draw:layer="layout" svg:x1="1.902cm" svg:y1="16.719cm" svg:x2="1.999cm" svg:y2="16.663cm">
                  <text:p/>
                </draw:line>
                <draw:line draw:style-name="gr44" draw:text-style-name="P2" draw:layer="layout" svg:x1="1.854cm" svg:y1="16.803cm" svg:x2="1.951cm" svg:y2="16.747cm">
                  <text:p/>
                </draw:line>
                <draw:line draw:style-name="gr45" draw:text-style-name="P2" draw:layer="layout" svg:x1="2.484cm" svg:y1="17.28cm" svg:x2="2.581cm" svg:y2="17.224cm">
                  <text:p/>
                </draw:line>
                <draw:line draw:style-name="gr46" draw:text-style-name="P2" draw:layer="layout" svg:x1="2.387cm" svg:y1="17.223cm" svg:x2="2.484cm" svg:y2="17.167cm">
                  <text:p/>
                </draw:line>
                <draw:line draw:style-name="gr47" draw:text-style-name="P2" draw:layer="layout" svg:x1="2.29cm" svg:y1="17.167cm" svg:x2="2.387cm" svg:y2="17.111cm">
                  <text:p/>
                </draw:line>
                <draw:line draw:style-name="gr48" draw:text-style-name="P2" draw:layer="layout" svg:x1="2.241cm" svg:y1="17.252cm" svg:x2="2.338cm" svg:y2="17.196cm">
                  <text:p/>
                </draw:line>
                <draw:line draw:style-name="gr49" draw:text-style-name="P2" draw:layer="layout" svg:x1="2.144cm" svg:y1="17.196cm" svg:x2="2.241cm" svg:y2="17.14cm">
                  <text:p/>
                </draw:line>
                <draw:line draw:style-name="gr50" draw:text-style-name="P2" draw:layer="layout" svg:x1="2.193cm" svg:y1="17.112cm" svg:x2="2.29cm" svg:y2="17.056cm">
                  <text:p/>
                </draw:line>
                <draw:line draw:style-name="gr51" draw:text-style-name="P2" draw:layer="layout" svg:x1="2.096cm" svg:y1="17.056cm" svg:x2="2.193cm" svg:y2="17cm">
                  <text:p/>
                </draw:line>
                <draw:line draw:style-name="gr52" draw:text-style-name="P2" draw:layer="layout" svg:x1="1.999cm" svg:y1="17cm" svg:x2="2.096cm" svg:y2="16.944cm">
                  <text:p/>
                </draw:line>
                <draw:line draw:style-name="gr53" draw:text-style-name="P2" draw:layer="layout" svg:x1="1.902cm" svg:y1="16.943cm" svg:x2="1.999cm" svg:y2="16.887cm">
                  <text:p/>
                </draw:line>
                <draw:line draw:style-name="gr54" draw:text-style-name="P2" draw:layer="layout" svg:x1="1.756cm" svg:y1="16.971cm" svg:x2="1.853cm" svg:y2="16.915cm">
                  <text:p/>
                </draw:line>
                <draw:line draw:style-name="gr55" draw:text-style-name="P2" draw:layer="layout" svg:x1="1.805cm" svg:y1="16.887cm" svg:x2="1.902cm" svg:y2="16.831cm">
                  <text:p/>
                </draw:line>
                <draw:line draw:style-name="gr56" draw:text-style-name="P2" draw:layer="layout" svg:x1="1.659cm" svg:y1="16.915cm" svg:x2="1.756cm" svg:y2="16.859cm">
                  <text:p/>
                </draw:line>
                <draw:line draw:style-name="gr57" draw:text-style-name="P2" draw:layer="layout" svg:x1="2.435cm" svg:y1="17.364cm" svg:x2="2.532cm" svg:y2="17.308cm">
                  <text:p/>
                </draw:line>
                <draw:line draw:style-name="gr58" draw:text-style-name="P2" draw:layer="layout" svg:x1="2.338cm" svg:y1="17.308cm" svg:x2="2.435cm" svg:y2="17.252cm">
                  <text:p/>
                </draw:line>
                <draw:line draw:style-name="gr59" draw:text-style-name="P2" draw:layer="layout" svg:x1="2.775cm" svg:y1="17.56cm" svg:x2="3.163cm" svg:y2="17.336cm">
                  <text:p/>
                </draw:line>
                <draw:line draw:style-name="gr60" draw:text-style-name="P2" draw:layer="layout" svg:x1="2.872cm" svg:y1="17.616cm" svg:x2="3.26cm" svg:y2="17.392cm">
                  <text:p/>
                </draw:line>
                <draw:line draw:style-name="gr61" draw:text-style-name="P2" draw:layer="layout" svg:x1="2.969cm" svg:y1="17.336cm" svg:x2="3.26cm" svg:y2="17.504cm">
                  <text:p/>
                </draw:line>
                <draw:line draw:style-name="gr62" draw:text-style-name="P2" draw:layer="layout" svg:x1="2.872cm" svg:y1="17.392cm" svg:x2="3.163cm" svg:y2="17.56cm">
                  <text:p/>
                </draw:line>
                <draw:line draw:style-name="gr63" draw:text-style-name="P2" draw:layer="layout" svg:x1="2.775cm" svg:y1="17.448cm" svg:x2="2.969cm" svg:y2="17.56cm">
                  <text:p/>
                </draw:line>
                <draw:polygon draw:style-name="gr64" draw:text-style-name="P2" draw:layer="layout" svg:width="1.551cm" svg:height="1.008cm" svg:x="1.417cm" svg:y="16.859cm" svg:viewBox="0 0 1552 1009" draw:points="0,112 0,0 1552,897 1552,1009">
                  <text:p/>
                </draw:polygon>
                <draw:polygon draw:style-name="gr65" draw:text-style-name="P2" draw:layer="layout" svg:width="2.084cm" svg:height="1.316cm" svg:x="1.417cm" svg:y="16.551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6" draw:text-style-name="P2" draw:layer="layout" svg:width="0.531cm" svg:height="0.335cm" svg:x="6.559cm" svg:y="17.812cm" svg:viewBox="0 0 532 336" svg:d="M0 336c133 0 532-112 532-196s-13-140-146-140c0 84-388 84-386 336z">
                <text:p/>
              </draw:path>
              <draw:g>
                <draw:polygon draw:style-name="gr67" draw:text-style-name="P2" draw:layer="layout" svg:width="0.241cm" svg:height="0.28cm" svg:x="6.363cm" svg:y="17.868cm" svg:viewBox="0 0 242 281" draw:points="0,168 48,0 242,112 194,281">
                  <text:p/>
                </draw:polygon>
                <draw:polygon draw:style-name="gr68" draw:text-style-name="P2" draw:layer="layout" svg:width="0.532cm" svg:height="0.307cm" svg:x="6.411cm" svg:y="17.672cm" svg:viewBox="0 0 533 308" draw:points="0,196 97,112 242,28 339,0 533,112 437,140 291,224 194,308">
                  <text:p/>
                </draw:polygon>
                <draw:path draw:style-name="gr69" draw:text-style-name="P2" draw:layer="layout" svg:width="0.436cm" svg:height="0.363cm" svg:x="6.557cm" svg:y="17.784cm" svg:viewBox="0 0 437 364" svg:d="M437 112c0-168-98-112-195-56-96 56-194 56-242 308 0 0 194-112 437-252z">
                  <text:p/>
                </draw:path>
                <draw:path draw:style-name="gr70" draw:text-style-name="P2" draw:layer="layout" svg:width="0.629cm" svg:height="0.476cm" svg:x="6.363cm" svg:y="17.672cm" svg:viewBox="0 0 630 477" svg:d="M388 0c-97 28-97 28-194 84-48 28-146 56-194 280 97 57 97 57 194 113 55-26 339-196 436-253 0-140-97-140-242-224z">
                  <text:p/>
                </draw:path>
              </draw:g>
            </draw:g>
            <draw:g>
              <draw:path draw:style-name="gr71" draw:text-style-name="P2" draw:layer="layout" svg:width="0.872cm" svg:height="0.672cm" svg:x="6.12cm" svg:y="16.467cm" svg:viewBox="0 0 873 673" svg:d="M3 673c133 0 870-29 870-281s-253-392-387-392c0 84-532 56-483 673z">
                <text:p/>
              </draw:path>
              <draw:g>
                <draw:polygon draw:style-name="gr72" draw:text-style-name="P2" draw:layer="layout" svg:width="0.484cm" svg:height="0.391cm" svg:x="5.635cm" svg:y="16.747cm" svg:viewBox="0 0 485 392" draw:points="0,112 0,0 485,281 485,392">
                  <text:p/>
                </draw:polygon>
                <draw:polygon draw:style-name="gr73" draw:text-style-name="P2" draw:layer="layout" svg:width="0.484cm" svg:height="0.476cm" svg:x="6.024cm" svg:y="16.327cm" svg:viewBox="0 0 485 477" draw:points="0,196 0,0 485,281 485,477">
                  <text:p/>
                </draw:polygon>
                <draw:polygon draw:style-name="gr74" draw:text-style-name="P2" draw:layer="layout" svg:width="0.872cm" svg:height="0.503cm" svg:x="5.635cm" svg:y="16.523cm" svg:viewBox="0 0 873 504" draw:points="0,224 388,0 873,281 485,504">
                  <text:p/>
                </draw:polygon>
                <draw:line draw:style-name="gr75" draw:text-style-name="P2" draw:layer="layout" svg:x1="6.024cm" svg:y1="16.523cm" svg:x2="6.509cm" svg:y2="16.804cm">
                  <text:p/>
                </draw:line>
                <draw:polygon draw:style-name="gr76" draw:text-style-name="P2" draw:layer="layout" svg:width="0.484cm" svg:height="0.476cm" svg:x="6.12cm" svg:y="16.663cm" svg:viewBox="0 0 485 477" draw:points="0,477 0,364 388,140 388,0 485,56 485,196">
                  <text:p/>
                </draw:polygon>
                <draw:polygon draw:style-name="gr77" draw:text-style-name="P2" draw:layer="layout" svg:width="1.551cm" svg:height="2.129cm" svg:x="5.102cm" svg:y="14.617cm" svg:viewBox="0 0 1552 2130" draw:points="0,1233 0,0 1552,897 1552,2130">
                  <text:p/>
                </draw:polygon>
                <draw:polygon draw:style-name="gr78" draw:text-style-name="P2" draw:layer="layout" svg:width="1.454cm" svg:height="1.961cm" svg:x="5.151cm" svg:y="14.701cm" svg:viewBox="0 0 1455 1962" draw:points="0,1121 0,0 1455,841 1455,1962">
                  <text:p/>
                </draw:polygon>
                <draw:polygon draw:style-name="gr79" draw:text-style-name="P2" draw:layer="layout" svg:width="1.648cm" svg:height="0.952cm" svg:x="5.102cm" svg:y="14.561cm" svg:viewBox="0 0 1649 953" draw:points="1552,953 0,56 97,0 1649,897">
                  <text:p/>
                </draw:polygon>
                <draw:polygon draw:style-name="gr80" draw:text-style-name="P2" draw:layer="layout" svg:width="0.096cm" svg:height="1.288cm" svg:x="6.654cm" svg:y="15.458cm" svg:viewBox="0 0 97 1289" draw:points="0,1289 0,56 97,0 97,1233">
                  <text:p/>
                </draw:polygon>
                <draw:polygon draw:style-name="gr81" draw:text-style-name="P2" draw:layer="layout" svg:width="1.648cm" svg:height="2.578cm" svg:x="5.102cm" svg:y="14.561cm" svg:viewBox="0 0 1649 2579" draw:points="97,0 1649,897 1649,2130 1552,2186 1503,2158 1503,2298 1018,2579 533,2298 533,2186 921,1962 921,1822 0,1289 0,56">
                  <text:p/>
                </draw:polygon>
              </draw:g>
            </draw:g>
            <draw:g>
              <draw:path draw:style-name="gr82" draw:text-style-name="P2" draw:layer="layout" svg:width="0.631cm" svg:height="0.335cm" svg:x="5.925cm" svg:y="17.504cm" svg:viewBox="0 0 632 336" svg:d="M3 336c134 0 629-140 629-224s-13-112-146-112c0 84-533 56-483 336z">
                <text:p/>
              </draw:path>
              <draw:g>
                <draw:polygon draw:style-name="gr83" draw:text-style-name="P2" draw:layer="layout" svg:width="2.084cm" svg:height="1.204cm" svg:x="4.375cm" svg:y="16.551cm" svg:viewBox="0 0 2085 1205" draw:points="1552,1205 0,308 533,0 2085,897">
                  <text:p/>
                </draw:polygon>
                <draw:polygon draw:style-name="gr84" draw:text-style-name="P3" draw:layer="layout" svg:width="1.405cm" svg:height="0.812cm" svg:x="4.521cm" svg:y="16.635cm" svg:viewBox="0 0 1406 813" draw:points="0,224 388,0 1406,589 1018,813">
                  <text:p/>
                </draw:polygon>
                <draw:polygon draw:style-name="gr85" draw:text-style-name="P3" draw:layer="layout" svg:width="0.678cm" svg:height="0.391cm" svg:x="5.635cm" svg:y="17.28cm" svg:viewBox="0 0 679 392" draw:points="0,224 388,0 679,168 291,392">
                  <text:p/>
                </draw:polygon>
                <draw:polygon draw:style-name="gr86" draw:text-style-name="P2" draw:layer="layout" svg:width="0.532cm" svg:height="0.42cm" svg:x="5.927cm" svg:y="17.448cm" svg:viewBox="0 0 533 421" draw:points="0,421 0,308 533,0 533,112">
                  <text:p/>
                </draw:polygon>
                <draw:line draw:style-name="gr87" draw:text-style-name="P2" draw:layer="layout" svg:x1="4.617cm" svg:y1="16.803cm" svg:x2="5.635cm" svg:y2="17.392cm">
                  <text:p/>
                </draw:line>
                <draw:line draw:style-name="gr88" draw:text-style-name="P2" draw:layer="layout" svg:x1="4.714cm" svg:y1="16.747cm" svg:x2="5.732cm" svg:y2="17.336cm">
                  <text:p/>
                </draw:line>
                <draw:line draw:style-name="gr89" draw:text-style-name="P2" draw:layer="layout" svg:x1="4.812cm" svg:y1="16.691cm" svg:x2="5.83cm" svg:y2="17.28cm">
                  <text:p/>
                </draw:line>
                <draw:line draw:style-name="gr90" draw:text-style-name="P2" draw:layer="layout" svg:x1="5.733cm" svg:y1="17.223cm" svg:x2="5.83cm" svg:y2="17.167cm">
                  <text:p/>
                </draw:line>
                <draw:line draw:style-name="gr91" draw:text-style-name="P2" draw:layer="layout" svg:x1="5.635cm" svg:y1="17.167cm" svg:x2="5.732cm" svg:y2="17.111cm">
                  <text:p/>
                </draw:line>
                <draw:line draw:style-name="gr92" draw:text-style-name="P2" draw:layer="layout" svg:x1="5.539cm" svg:y1="17.112cm" svg:x2="5.636cm" svg:y2="17.056cm">
                  <text:p/>
                </draw:line>
                <draw:line draw:style-name="gr93" draw:text-style-name="P2" draw:layer="layout" svg:x1="5.587cm" svg:y1="17.252cm" svg:x2="5.684cm" svg:y2="17.196cm">
                  <text:p/>
                </draw:line>
                <draw:line draw:style-name="gr94" draw:text-style-name="P2" draw:layer="layout" svg:x1="5.49cm" svg:y1="17.196cm" svg:x2="5.587cm" svg:y2="17.14cm">
                  <text:p/>
                </draw:line>
                <draw:line draw:style-name="gr95" draw:text-style-name="P2" draw:layer="layout" svg:x1="5.393cm" svg:y1="17.14cm" svg:x2="5.49cm" svg:y2="17.084cm">
                  <text:p/>
                </draw:line>
                <draw:line draw:style-name="gr96" draw:text-style-name="P2" draw:layer="layout" svg:x1="5.442cm" svg:y1="17.056cm" svg:x2="5.539cm" svg:y2="17cm">
                  <text:p/>
                </draw:line>
                <draw:line draw:style-name="gr97" draw:text-style-name="P2" draw:layer="layout" svg:x1="5.296cm" svg:y1="17.083cm" svg:x2="5.393cm" svg:y2="17.027cm">
                  <text:p/>
                </draw:line>
                <draw:line draw:style-name="gr98" draw:text-style-name="P2" draw:layer="layout" svg:x1="5.345cm" svg:y1="17cm" svg:x2="5.442cm" svg:y2="16.944cm">
                  <text:p/>
                </draw:line>
                <draw:line draw:style-name="gr99" draw:text-style-name="P2" draw:layer="layout" svg:x1="5.248cm" svg:y1="16.943cm" svg:x2="5.345cm" svg:y2="16.887cm">
                  <text:p/>
                </draw:line>
                <draw:line draw:style-name="gr100" draw:text-style-name="P2" draw:layer="layout" svg:x1="5.151cm" svg:y1="16.887cm" svg:x2="5.248cm" svg:y2="16.831cm">
                  <text:p/>
                </draw:line>
                <draw:line draw:style-name="gr101" draw:text-style-name="P2" draw:layer="layout" svg:x1="5.199cm" svg:y1="17.027cm" svg:x2="5.296cm" svg:y2="16.971cm">
                  <text:p/>
                </draw:line>
                <draw:line draw:style-name="gr102" draw:text-style-name="P2" draw:layer="layout" svg:x1="5.102cm" svg:y1="16.971cm" svg:x2="5.199cm" svg:y2="16.915cm">
                  <text:p/>
                </draw:line>
                <draw:line draw:style-name="gr103" draw:text-style-name="P2" draw:layer="layout" svg:x1="5.005cm" svg:y1="16.915cm" svg:x2="5.102cm" svg:y2="16.859cm">
                  <text:p/>
                </draw:line>
                <draw:line draw:style-name="gr104" draw:text-style-name="P2" draw:layer="layout" svg:x1="5.054cm" svg:y1="16.831cm" svg:x2="5.151cm" svg:y2="16.775cm">
                  <text:p/>
                </draw:line>
                <draw:line draw:style-name="gr105" draw:text-style-name="P2" draw:layer="layout" svg:x1="4.908cm" svg:y1="16.859cm" svg:x2="5.005cm" svg:y2="16.803cm">
                  <text:p/>
                </draw:line>
                <draw:line draw:style-name="gr106" draw:text-style-name="P2" draw:layer="layout" svg:x1="4.957cm" svg:y1="16.775cm" svg:x2="5.054cm" svg:y2="16.719cm">
                  <text:p/>
                </draw:line>
                <draw:line draw:style-name="gr107" draw:text-style-name="P2" draw:layer="layout" svg:x1="4.86cm" svg:y1="16.719cm" svg:x2="4.957cm" svg:y2="16.663cm">
                  <text:p/>
                </draw:line>
                <draw:line draw:style-name="gr108" draw:text-style-name="P2" draw:layer="layout" svg:x1="4.812cm" svg:y1="16.803cm" svg:x2="4.909cm" svg:y2="16.747cm">
                  <text:p/>
                </draw:line>
                <draw:line draw:style-name="gr109" draw:text-style-name="P2" draw:layer="layout" svg:x1="5.442cm" svg:y1="17.28cm" svg:x2="5.539cm" svg:y2="17.224cm">
                  <text:p/>
                </draw:line>
                <draw:line draw:style-name="gr110" draw:text-style-name="P2" draw:layer="layout" svg:x1="5.345cm" svg:y1="17.223cm" svg:x2="5.442cm" svg:y2="17.167cm">
                  <text:p/>
                </draw:line>
                <draw:line draw:style-name="gr111" draw:text-style-name="P2" draw:layer="layout" svg:x1="5.248cm" svg:y1="17.167cm" svg:x2="5.345cm" svg:y2="17.111cm">
                  <text:p/>
                </draw:line>
                <draw:line draw:style-name="gr112" draw:text-style-name="P2" draw:layer="layout" svg:x1="5.199cm" svg:y1="17.252cm" svg:x2="5.296cm" svg:y2="17.196cm">
                  <text:p/>
                </draw:line>
                <draw:line draw:style-name="gr113" draw:text-style-name="P2" draw:layer="layout" svg:x1="5.102cm" svg:y1="17.196cm" svg:x2="5.199cm" svg:y2="17.14cm">
                  <text:p/>
                </draw:line>
                <draw:line draw:style-name="gr114" draw:text-style-name="P2" draw:layer="layout" svg:x1="5.151cm" svg:y1="17.112cm" svg:x2="5.248cm" svg:y2="17.056cm">
                  <text:p/>
                </draw:line>
                <draw:line draw:style-name="gr115" draw:text-style-name="P2" draw:layer="layout" svg:x1="5.054cm" svg:y1="17.056cm" svg:x2="5.151cm" svg:y2="17cm">
                  <text:p/>
                </draw:line>
                <draw:line draw:style-name="gr116" draw:text-style-name="P2" draw:layer="layout" svg:x1="4.957cm" svg:y1="17cm" svg:x2="5.054cm" svg:y2="16.944cm">
                  <text:p/>
                </draw:line>
                <draw:line draw:style-name="gr117" draw:text-style-name="P2" draw:layer="layout" svg:x1="4.86cm" svg:y1="16.943cm" svg:x2="4.957cm" svg:y2="16.887cm">
                  <text:p/>
                </draw:line>
                <draw:line draw:style-name="gr118" draw:text-style-name="P2" draw:layer="layout" svg:x1="4.714cm" svg:y1="16.971cm" svg:x2="4.811cm" svg:y2="16.915cm">
                  <text:p/>
                </draw:line>
                <draw:line draw:style-name="gr119" draw:text-style-name="P2" draw:layer="layout" svg:x1="4.763cm" svg:y1="16.887cm" svg:x2="4.86cm" svg:y2="16.831cm">
                  <text:p/>
                </draw:line>
                <draw:line draw:style-name="gr120" draw:text-style-name="P2" draw:layer="layout" svg:x1="4.617cm" svg:y1="16.915cm" svg:x2="4.714cm" svg:y2="16.859cm">
                  <text:p/>
                </draw:line>
                <draw:line draw:style-name="gr121" draw:text-style-name="P2" draw:layer="layout" svg:x1="5.393cm" svg:y1="17.364cm" svg:x2="5.49cm" svg:y2="17.308cm">
                  <text:p/>
                </draw:line>
                <draw:line draw:style-name="gr122" draw:text-style-name="P2" draw:layer="layout" svg:x1="5.296cm" svg:y1="17.308cm" svg:x2="5.393cm" svg:y2="17.252cm">
                  <text:p/>
                </draw:line>
                <draw:line draw:style-name="gr123" draw:text-style-name="P2" draw:layer="layout" svg:x1="5.733cm" svg:y1="17.56cm" svg:x2="6.121cm" svg:y2="17.336cm">
                  <text:p/>
                </draw:line>
                <draw:line draw:style-name="gr124" draw:text-style-name="P2" draw:layer="layout" svg:x1="5.83cm" svg:y1="17.616cm" svg:x2="6.218cm" svg:y2="17.392cm">
                  <text:p/>
                </draw:line>
                <draw:line draw:style-name="gr125" draw:text-style-name="P2" draw:layer="layout" svg:x1="5.927cm" svg:y1="17.336cm" svg:x2="6.218cm" svg:y2="17.504cm">
                  <text:p/>
                </draw:line>
                <draw:line draw:style-name="gr126" draw:text-style-name="P2" draw:layer="layout" svg:x1="5.83cm" svg:y1="17.392cm" svg:x2="6.121cm" svg:y2="17.56cm">
                  <text:p/>
                </draw:line>
                <draw:line draw:style-name="gr127" draw:text-style-name="P2" draw:layer="layout" svg:x1="5.733cm" svg:y1="17.448cm" svg:x2="5.927cm" svg:y2="17.56cm">
                  <text:p/>
                </draw:line>
                <draw:polygon draw:style-name="gr128" draw:text-style-name="P2" draw:layer="layout" svg:width="1.551cm" svg:height="1.008cm" svg:x="4.375cm" svg:y="16.859cm" svg:viewBox="0 0 1552 1009" draw:points="0,112 0,0 1552,897 1552,1009">
                  <text:p/>
                </draw:polygon>
                <draw:polygon draw:style-name="gr129" draw:text-style-name="P2" draw:layer="layout" svg:width="2.084cm" svg:height="1.316cm" svg:x="4.375cm" svg:y="16.551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30" draw:text-style-name="P2" draw:layer="layout" svg:width="0.531cm" svg:height="0.335cm" svg:x="9.49cm" svg:y="17.812cm" svg:viewBox="0 0 532 336" svg:d="M0 336c133 0 532-112 532-196s-13-140-146-140c0 84-388 84-386 336z">
                <text:p/>
              </draw:path>
              <draw:g>
                <draw:polygon draw:style-name="gr131" draw:text-style-name="P2" draw:layer="layout" svg:width="0.241cm" svg:height="0.28cm" svg:x="9.294cm" svg:y="17.868cm" svg:viewBox="0 0 242 281" draw:points="0,168 48,0 242,112 194,281">
                  <text:p/>
                </draw:polygon>
                <draw:polygon draw:style-name="gr132" draw:text-style-name="P2" draw:layer="layout" svg:width="0.532cm" svg:height="0.307cm" svg:x="9.342cm" svg:y="17.672cm" svg:viewBox="0 0 533 308" draw:points="0,196 97,112 242,28 339,0 533,112 437,140 291,224 194,308">
                  <text:p/>
                </draw:polygon>
                <draw:path draw:style-name="gr133" draw:text-style-name="P2" draw:layer="layout" svg:width="0.436cm" svg:height="0.363cm" svg:x="9.488cm" svg:y="17.784cm" svg:viewBox="0 0 437 364" svg:d="M437 112c0-168-98-112-195-56-96 56-194 56-242 308 0 0 194-112 437-252z">
                  <text:p/>
                </draw:path>
                <draw:path draw:style-name="gr134" draw:text-style-name="P2" draw:layer="layout" svg:width="0.629cm" svg:height="0.476cm" svg:x="9.294cm" svg:y="17.672cm" svg:viewBox="0 0 630 477" svg:d="M388 0c-97 28-97 28-194 84-48 28-146 56-194 280 97 57 97 57 194 113 55-26 339-196 436-253 0-140-97-140-242-224z">
                  <text:p/>
                </draw:path>
              </draw:g>
            </draw:g>
            <draw:g>
              <draw:path draw:style-name="gr135" draw:text-style-name="P2" draw:layer="layout" svg:width="0.872cm" svg:height="0.672cm" svg:x="9.051cm" svg:y="16.467cm" svg:viewBox="0 0 873 673" svg:d="M3 673c133 0 870-29 870-281s-253-392-387-392c0 84-532 56-483 673z">
                <text:p/>
              </draw:path>
              <draw:g>
                <draw:polygon draw:style-name="gr136" draw:text-style-name="P2" draw:layer="layout" svg:width="0.484cm" svg:height="0.391cm" svg:x="8.566cm" svg:y="16.747cm" svg:viewBox="0 0 485 392" draw:points="0,112 0,0 485,281 485,392">
                  <text:p/>
                </draw:polygon>
                <draw:polygon draw:style-name="gr137" draw:text-style-name="P2" draw:layer="layout" svg:width="0.484cm" svg:height="0.476cm" svg:x="8.955cm" svg:y="16.327cm" svg:viewBox="0 0 485 477" draw:points="0,196 0,0 485,281 485,477">
                  <text:p/>
                </draw:polygon>
                <draw:polygon draw:style-name="gr138" draw:text-style-name="P2" draw:layer="layout" svg:width="0.872cm" svg:height="0.503cm" svg:x="8.566cm" svg:y="16.523cm" svg:viewBox="0 0 873 504" draw:points="0,224 388,0 873,281 485,504">
                  <text:p/>
                </draw:polygon>
                <draw:line draw:style-name="gr139" draw:text-style-name="P2" draw:layer="layout" svg:x1="8.955cm" svg:y1="16.523cm" svg:x2="9.44cm" svg:y2="16.804cm">
                  <text:p/>
                </draw:line>
                <draw:polygon draw:style-name="gr140" draw:text-style-name="P2" draw:layer="layout" svg:width="0.484cm" svg:height="0.476cm" svg:x="9.051cm" svg:y="16.663cm" svg:viewBox="0 0 485 477" draw:points="0,477 0,364 388,140 388,0 485,56 485,196">
                  <text:p/>
                </draw:polygon>
                <draw:polygon draw:style-name="gr141" draw:text-style-name="P2" draw:layer="layout" svg:width="1.551cm" svg:height="2.129cm" svg:x="8.033cm" svg:y="14.617cm" svg:viewBox="0 0 1552 2130" draw:points="0,1233 0,0 1552,897 1552,2130">
                  <text:p/>
                </draw:polygon>
                <draw:polygon draw:style-name="gr142" draw:text-style-name="P2" draw:layer="layout" svg:width="1.454cm" svg:height="1.961cm" svg:x="8.082cm" svg:y="14.701cm" svg:viewBox="0 0 1455 1962" draw:points="0,1121 0,0 1455,841 1455,1962">
                  <text:p/>
                </draw:polygon>
                <draw:polygon draw:style-name="gr143" draw:text-style-name="P2" draw:layer="layout" svg:width="1.648cm" svg:height="0.952cm" svg:x="8.033cm" svg:y="14.561cm" svg:viewBox="0 0 1649 953" draw:points="1552,953 0,56 97,0 1649,897">
                  <text:p/>
                </draw:polygon>
                <draw:polygon draw:style-name="gr144" draw:text-style-name="P2" draw:layer="layout" svg:width="0.096cm" svg:height="1.288cm" svg:x="9.585cm" svg:y="15.458cm" svg:viewBox="0 0 97 1289" draw:points="0,1289 0,56 97,0 97,1233">
                  <text:p/>
                </draw:polygon>
                <draw:polygon draw:style-name="gr145" draw:text-style-name="P2" draw:layer="layout" svg:width="1.648cm" svg:height="2.578cm" svg:x="8.033cm" svg:y="14.561cm" svg:viewBox="0 0 1649 2579" draw:points="97,0 1649,897 1649,2130 1552,2186 1503,2158 1503,2298 1018,2579 533,2298 533,2186 921,1962 921,1822 0,1289 0,56">
                  <text:p/>
                </draw:polygon>
              </draw:g>
            </draw:g>
            <draw:g>
              <draw:path draw:style-name="gr146" draw:text-style-name="P2" draw:layer="layout" svg:width="0.631cm" svg:height="0.335cm" svg:x="8.856cm" svg:y="17.504cm" svg:viewBox="0 0 632 336" svg:d="M3 336c134 0 629-140 629-224s-13-112-146-112c0 84-533 56-483 336z">
                <text:p/>
              </draw:path>
              <draw:g>
                <draw:polygon draw:style-name="gr147" draw:text-style-name="P2" draw:layer="layout" svg:width="2.084cm" svg:height="1.204cm" svg:x="7.306cm" svg:y="16.551cm" svg:viewBox="0 0 2085 1205" draw:points="1552,1205 0,308 533,0 2085,897">
                  <text:p/>
                </draw:polygon>
                <draw:polygon draw:style-name="gr148" draw:text-style-name="P3" draw:layer="layout" svg:width="1.405cm" svg:height="0.812cm" svg:x="7.452cm" svg:y="16.635cm" svg:viewBox="0 0 1406 813" draw:points="0,224 388,0 1406,589 1018,813">
                  <text:p/>
                </draw:polygon>
                <draw:polygon draw:style-name="gr149" draw:text-style-name="P3" draw:layer="layout" svg:width="0.678cm" svg:height="0.391cm" svg:x="8.566cm" svg:y="17.28cm" svg:viewBox="0 0 679 392" draw:points="0,224 388,0 679,168 291,392">
                  <text:p/>
                </draw:polygon>
                <draw:polygon draw:style-name="gr150" draw:text-style-name="P2" draw:layer="layout" svg:width="0.532cm" svg:height="0.42cm" svg:x="8.858cm" svg:y="17.448cm" svg:viewBox="0 0 533 421" draw:points="0,421 0,308 533,0 533,112">
                  <text:p/>
                </draw:polygon>
                <draw:line draw:style-name="gr151" draw:text-style-name="P2" draw:layer="layout" svg:x1="7.548cm" svg:y1="16.803cm" svg:x2="8.566cm" svg:y2="17.392cm">
                  <text:p/>
                </draw:line>
                <draw:line draw:style-name="gr152" draw:text-style-name="P2" draw:layer="layout" svg:x1="7.645cm" svg:y1="16.747cm" svg:x2="8.663cm" svg:y2="17.336cm">
                  <text:p/>
                </draw:line>
                <draw:line draw:style-name="gr153" draw:text-style-name="P2" draw:layer="layout" svg:x1="7.743cm" svg:y1="16.691cm" svg:x2="8.761cm" svg:y2="17.28cm">
                  <text:p/>
                </draw:line>
                <draw:line draw:style-name="gr154" draw:text-style-name="P2" draw:layer="layout" svg:x1="8.664cm" svg:y1="17.223cm" svg:x2="8.761cm" svg:y2="17.167cm">
                  <text:p/>
                </draw:line>
                <draw:line draw:style-name="gr155" draw:text-style-name="P2" draw:layer="layout" svg:x1="8.566cm" svg:y1="17.167cm" svg:x2="8.663cm" svg:y2="17.111cm">
                  <text:p/>
                </draw:line>
                <draw:line draw:style-name="gr156" draw:text-style-name="P2" draw:layer="layout" svg:x1="8.47cm" svg:y1="17.112cm" svg:x2="8.567cm" svg:y2="17.056cm">
                  <text:p/>
                </draw:line>
                <draw:line draw:style-name="gr157" draw:text-style-name="P2" draw:layer="layout" svg:x1="8.518cm" svg:y1="17.252cm" svg:x2="8.615cm" svg:y2="17.196cm">
                  <text:p/>
                </draw:line>
                <draw:line draw:style-name="gr158" draw:text-style-name="P2" draw:layer="layout" svg:x1="8.421cm" svg:y1="17.196cm" svg:x2="8.518cm" svg:y2="17.14cm">
                  <text:p/>
                </draw:line>
                <draw:line draw:style-name="gr159" draw:text-style-name="P2" draw:layer="layout" svg:x1="8.324cm" svg:y1="17.14cm" svg:x2="8.421cm" svg:y2="17.084cm">
                  <text:p/>
                </draw:line>
                <draw:line draw:style-name="gr160" draw:text-style-name="P2" draw:layer="layout" svg:x1="8.373cm" svg:y1="17.056cm" svg:x2="8.47cm" svg:y2="17cm">
                  <text:p/>
                </draw:line>
                <draw:line draw:style-name="gr161" draw:text-style-name="P2" draw:layer="layout" svg:x1="8.227cm" svg:y1="17.083cm" svg:x2="8.324cm" svg:y2="17.027cm">
                  <text:p/>
                </draw:line>
                <draw:line draw:style-name="gr162" draw:text-style-name="P2" draw:layer="layout" svg:x1="8.276cm" svg:y1="17cm" svg:x2="8.373cm" svg:y2="16.944cm">
                  <text:p/>
                </draw:line>
                <draw:line draw:style-name="gr163" draw:text-style-name="P2" draw:layer="layout" svg:x1="8.179cm" svg:y1="16.943cm" svg:x2="8.276cm" svg:y2="16.887cm">
                  <text:p/>
                </draw:line>
                <draw:line draw:style-name="gr164" draw:text-style-name="P2" draw:layer="layout" svg:x1="8.082cm" svg:y1="16.887cm" svg:x2="8.179cm" svg:y2="16.831cm">
                  <text:p/>
                </draw:line>
                <draw:line draw:style-name="gr165" draw:text-style-name="P2" draw:layer="layout" svg:x1="8.13cm" svg:y1="17.027cm" svg:x2="8.227cm" svg:y2="16.971cm">
                  <text:p/>
                </draw:line>
                <draw:line draw:style-name="gr166" draw:text-style-name="P2" draw:layer="layout" svg:x1="8.033cm" svg:y1="16.971cm" svg:x2="8.13cm" svg:y2="16.915cm">
                  <text:p/>
                </draw:line>
                <draw:line draw:style-name="gr167" draw:text-style-name="P2" draw:layer="layout" svg:x1="7.936cm" svg:y1="16.915cm" svg:x2="8.033cm" svg:y2="16.859cm">
                  <text:p/>
                </draw:line>
                <draw:line draw:style-name="gr168" draw:text-style-name="P2" draw:layer="layout" svg:x1="7.985cm" svg:y1="16.831cm" svg:x2="8.082cm" svg:y2="16.775cm">
                  <text:p/>
                </draw:line>
                <draw:line draw:style-name="gr169" draw:text-style-name="P2" draw:layer="layout" svg:x1="7.839cm" svg:y1="16.859cm" svg:x2="7.936cm" svg:y2="16.803cm">
                  <text:p/>
                </draw:line>
                <draw:line draw:style-name="gr170" draw:text-style-name="P2" draw:layer="layout" svg:x1="7.888cm" svg:y1="16.775cm" svg:x2="7.985cm" svg:y2="16.719cm">
                  <text:p/>
                </draw:line>
                <draw:line draw:style-name="gr171" draw:text-style-name="P2" draw:layer="layout" svg:x1="7.791cm" svg:y1="16.719cm" svg:x2="7.888cm" svg:y2="16.663cm">
                  <text:p/>
                </draw:line>
                <draw:line draw:style-name="gr172" draw:text-style-name="P2" draw:layer="layout" svg:x1="7.743cm" svg:y1="16.803cm" svg:x2="7.84cm" svg:y2="16.747cm">
                  <text:p/>
                </draw:line>
                <draw:line draw:style-name="gr173" draw:text-style-name="P2" draw:layer="layout" svg:x1="8.373cm" svg:y1="17.28cm" svg:x2="8.47cm" svg:y2="17.224cm">
                  <text:p/>
                </draw:line>
                <draw:line draw:style-name="gr174" draw:text-style-name="P2" draw:layer="layout" svg:x1="8.276cm" svg:y1="17.223cm" svg:x2="8.373cm" svg:y2="17.167cm">
                  <text:p/>
                </draw:line>
                <draw:line draw:style-name="gr175" draw:text-style-name="P2" draw:layer="layout" svg:x1="8.179cm" svg:y1="17.167cm" svg:x2="8.276cm" svg:y2="17.111cm">
                  <text:p/>
                </draw:line>
                <draw:line draw:style-name="gr176" draw:text-style-name="P2" draw:layer="layout" svg:x1="8.13cm" svg:y1="17.252cm" svg:x2="8.227cm" svg:y2="17.196cm">
                  <text:p/>
                </draw:line>
                <draw:line draw:style-name="gr177" draw:text-style-name="P2" draw:layer="layout" svg:x1="8.033cm" svg:y1="17.196cm" svg:x2="8.13cm" svg:y2="17.14cm">
                  <text:p/>
                </draw:line>
                <draw:line draw:style-name="gr178" draw:text-style-name="P2" draw:layer="layout" svg:x1="8.082cm" svg:y1="17.112cm" svg:x2="8.179cm" svg:y2="17.056cm">
                  <text:p/>
                </draw:line>
                <draw:line draw:style-name="gr179" draw:text-style-name="P2" draw:layer="layout" svg:x1="7.985cm" svg:y1="17.056cm" svg:x2="8.082cm" svg:y2="17cm">
                  <text:p/>
                </draw:line>
                <draw:line draw:style-name="gr180" draw:text-style-name="P2" draw:layer="layout" svg:x1="7.888cm" svg:y1="17cm" svg:x2="7.985cm" svg:y2="16.944cm">
                  <text:p/>
                </draw:line>
                <draw:line draw:style-name="gr181" draw:text-style-name="P2" draw:layer="layout" svg:x1="7.791cm" svg:y1="16.943cm" svg:x2="7.888cm" svg:y2="16.887cm">
                  <text:p/>
                </draw:line>
                <draw:line draw:style-name="gr182" draw:text-style-name="P2" draw:layer="layout" svg:x1="7.645cm" svg:y1="16.971cm" svg:x2="7.742cm" svg:y2="16.915cm">
                  <text:p/>
                </draw:line>
                <draw:line draw:style-name="gr183" draw:text-style-name="P2" draw:layer="layout" svg:x1="7.694cm" svg:y1="16.887cm" svg:x2="7.791cm" svg:y2="16.831cm">
                  <text:p/>
                </draw:line>
                <draw:line draw:style-name="gr184" draw:text-style-name="P2" draw:layer="layout" svg:x1="7.548cm" svg:y1="16.915cm" svg:x2="7.645cm" svg:y2="16.859cm">
                  <text:p/>
                </draw:line>
                <draw:line draw:style-name="gr185" draw:text-style-name="P2" draw:layer="layout" svg:x1="8.324cm" svg:y1="17.364cm" svg:x2="8.421cm" svg:y2="17.308cm">
                  <text:p/>
                </draw:line>
                <draw:line draw:style-name="gr186" draw:text-style-name="P2" draw:layer="layout" svg:x1="8.227cm" svg:y1="17.308cm" svg:x2="8.324cm" svg:y2="17.252cm">
                  <text:p/>
                </draw:line>
                <draw:line draw:style-name="gr187" draw:text-style-name="P2" draw:layer="layout" svg:x1="8.664cm" svg:y1="17.56cm" svg:x2="9.052cm" svg:y2="17.336cm">
                  <text:p/>
                </draw:line>
                <draw:line draw:style-name="gr188" draw:text-style-name="P2" draw:layer="layout" svg:x1="8.761cm" svg:y1="17.616cm" svg:x2="9.149cm" svg:y2="17.392cm">
                  <text:p/>
                </draw:line>
                <draw:line draw:style-name="gr189" draw:text-style-name="P2" draw:layer="layout" svg:x1="8.858cm" svg:y1="17.336cm" svg:x2="9.149cm" svg:y2="17.504cm">
                  <text:p/>
                </draw:line>
                <draw:line draw:style-name="gr190" draw:text-style-name="P2" draw:layer="layout" svg:x1="8.761cm" svg:y1="17.392cm" svg:x2="9.052cm" svg:y2="17.56cm">
                  <text:p/>
                </draw:line>
                <draw:line draw:style-name="gr191" draw:text-style-name="P2" draw:layer="layout" svg:x1="8.664cm" svg:y1="17.448cm" svg:x2="8.858cm" svg:y2="17.56cm">
                  <text:p/>
                </draw:line>
                <draw:polygon draw:style-name="gr192" draw:text-style-name="P2" draw:layer="layout" svg:width="1.551cm" svg:height="1.008cm" svg:x="7.306cm" svg:y="16.859cm" svg:viewBox="0 0 1552 1009" draw:points="0,112 0,0 1552,897 1552,1009">
                  <text:p/>
                </draw:polygon>
                <draw:polygon draw:style-name="gr193" draw:text-style-name="P2" draw:layer="layout" svg:width="2.084cm" svg:height="1.316cm" svg:x="7.306cm" svg:y="16.551cm" svg:viewBox="0 0 2085 1317" draw:points="533,0 2085,897 2085,1009 1552,1317 0,421 0,308">
                  <text:p/>
                </draw:polygon>
              </draw:g>
            </draw:g>
          </draw:g>
        </draw:g>
        <draw:g xml:id="id3" draw:id="id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94" draw:text-style-name="P2" draw:layer="layout" svg:width="1.851cm" svg:height="1.189cm" svg:x="5.686cm" svg:y="12.605cm" svg:viewBox="0 0 1852 1190" svg:d="M0 1190c475 0 1698-560 1819-770s-121-420-242-420c0 300-1577 690-1577 1190z">
            <text:p/>
          </draw:path>
          <draw:g>
            <draw:polygon draw:style-name="gr195" draw:text-style-name="P2" draw:layer="layout" svg:width="1.697cm" svg:height="1.819cm" svg:x="3.9cm" svg:y="12.045cm" svg:viewBox="0 0 1698 1820" draw:points="0,840 0,0 1698,980 1698,1820">
              <text:p/>
            </draw:polygon>
            <draw:polygon draw:style-name="gr196" draw:text-style-name="P2" draw:layer="layout" svg:width="1.696cm" svg:height="1.819cm" svg:x="5.598cm" svg:y="12.045cm" svg:viewBox="0 0 1697 1820" draw:points="0,1820 0,980 1697,0 1697,840">
              <text:p/>
            </draw:polygon>
            <draw:polygon draw:style-name="gr197" draw:text-style-name="P2" draw:layer="layout" svg:width="3.394cm" svg:height="1.959cm" svg:x="3.9cm" svg:y="11.065cm" svg:viewBox="0 0 3395 1960" draw:points="1698,1960 0,980 1698,0 3395,980">
              <text:p/>
            </draw:polygon>
            <draw:polygon draw:style-name="gr198" draw:text-style-name="P2" draw:layer="layout" svg:width="3.394cm" svg:height="2.799cm" svg:x="3.9cm" svg:y="11.065cm" svg:viewBox="0 0 3395 2800" draw:points="0,1820 0,980 1698,0 3395,980 3395,1820 1698,2800">
              <text:p/>
            </draw:polygon>
            <draw:polygon draw:style-name="gr199" draw:text-style-name="P3" draw:layer="layout" svg:width="0.848cm" svg:height="0.489cm" svg:x="4.385cm" svg:y="11.975cm" svg:viewBox="0 0 849 490" draw:points="121,140 728,490 849,420 242,70 363,0 0,0 0,210">
              <text:p/>
            </draw:polygon>
            <draw:polygon draw:style-name="gr200" draw:text-style-name="P3" draw:layer="layout" svg:width="0.847cm" svg:height="0.489cm" svg:x="5.234cm" svg:y="12.045cm" svg:viewBox="0 0 848 490" draw:points="605,420 484,490 848,490 848,280 727,350 121,0 0,70">
              <text:p/>
            </draw:polygon>
            <draw:polygon draw:style-name="gr201" draw:text-style-name="P3" draw:layer="layout" svg:width="0.847cm" svg:height="0.489cm" svg:x="5.113cm" svg:y="11.555cm" svg:viewBox="0 0 848 490" draw:points="121,140 727,490 848,420 242,70 363,0 0,0 0,210">
              <text:p/>
            </draw:polygon>
            <draw:polygon draw:style-name="gr202" draw:text-style-name="P3" draw:layer="layout" svg:width="0.847cm" svg:height="0.489cm" svg:x="5.962cm" svg:y="11.625cm" svg:viewBox="0 0 848 490" draw:points="605,420 484,490 848,490 848,280 727,350 121,0 0,70">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03" draw:text-style-name="P2" draw:layer="layout" svg:width="0.531cm" svg:height="0.335cm" svg:x="19.889cm" svg:y="17.813cm" svg:viewBox="0 0 532 336" svg:d="M0 336c133 0 532-112 532-196s-13-140-146-140c0 84-388 84-386 336z">
                <text:p/>
              </draw:path>
              <draw:g>
                <draw:polygon draw:style-name="gr204" draw:text-style-name="P2" draw:layer="layout" svg:width="0.241cm" svg:height="0.28cm" svg:x="19.693cm" svg:y="17.869cm" svg:viewBox="0 0 242 281" draw:points="0,168 48,0 242,112 194,281">
                  <text:p/>
                </draw:polygon>
                <draw:polygon draw:style-name="gr205" draw:text-style-name="P2" draw:layer="layout" svg:width="0.532cm" svg:height="0.307cm" svg:x="19.741cm" svg:y="17.673cm" svg:viewBox="0 0 533 308" draw:points="0,196 97,112 242,28 339,0 533,112 437,140 291,224 194,308">
                  <text:p/>
                </draw:polygon>
                <draw:path draw:style-name="gr206" draw:text-style-name="P2" draw:layer="layout" svg:width="0.436cm" svg:height="0.363cm" svg:x="19.887cm" svg:y="17.785cm" svg:viewBox="0 0 437 364" svg:d="M437 112c0-168-98-112-195-56-96 56-194 56-242 308 0 0 194-112 437-252z">
                  <text:p/>
                </draw:path>
                <draw:path draw:style-name="gr207" draw:text-style-name="P2" draw:layer="layout" svg:width="0.629cm" svg:height="0.476cm" svg:x="19.693cm" svg:y="17.673cm" svg:viewBox="0 0 630 477" svg:d="M388 0c-97 28-97 28-194 84-48 28-146 56-194 280 97 57 97 57 194 113 55-26 339-196 436-253 0-140-97-140-242-224z">
                  <text:p/>
                </draw:path>
              </draw:g>
            </draw:g>
            <draw:g>
              <draw:path draw:style-name="gr208" draw:text-style-name="P2" draw:layer="layout" svg:width="0.872cm" svg:height="0.672cm" svg:x="19.45cm" svg:y="16.468cm" svg:viewBox="0 0 873 673" svg:d="M3 673c133 0 870-29 870-281s-253-392-387-392c0 84-532 56-483 673z">
                <text:p/>
              </draw:path>
              <draw:g>
                <draw:polygon draw:style-name="gr209" draw:text-style-name="P2" draw:layer="layout" svg:width="0.484cm" svg:height="0.391cm" svg:x="18.965cm" svg:y="16.748cm" svg:viewBox="0 0 485 392" draw:points="0,112 0,0 485,281 485,392">
                  <text:p/>
                </draw:polygon>
                <draw:polygon draw:style-name="gr210" draw:text-style-name="P2" draw:layer="layout" svg:width="0.484cm" svg:height="0.476cm" svg:x="19.354cm" svg:y="16.328cm" svg:viewBox="0 0 485 477" draw:points="0,196 0,0 485,281 485,477">
                  <text:p/>
                </draw:polygon>
                <draw:polygon draw:style-name="gr211" draw:text-style-name="P2" draw:layer="layout" svg:width="0.872cm" svg:height="0.503cm" svg:x="18.965cm" svg:y="16.524cm" svg:viewBox="0 0 873 504" draw:points="0,224 388,0 873,281 485,504">
                  <text:p/>
                </draw:polygon>
                <draw:line draw:style-name="gr212" draw:text-style-name="P2" draw:layer="layout" svg:x1="19.354cm" svg:y1="16.524cm" svg:x2="19.839cm" svg:y2="16.805cm">
                  <text:p/>
                </draw:line>
                <draw:polygon draw:style-name="gr213" draw:text-style-name="P2" draw:layer="layout" svg:width="0.484cm" svg:height="0.476cm" svg:x="19.45cm" svg:y="16.664cm" svg:viewBox="0 0 485 477" draw:points="0,477 0,364 388,140 388,0 485,56 485,196">
                  <text:p/>
                </draw:polygon>
                <draw:polygon draw:style-name="gr214" draw:text-style-name="P2" draw:layer="layout" svg:width="1.551cm" svg:height="2.129cm" svg:x="18.432cm" svg:y="14.618cm" svg:viewBox="0 0 1552 2130" draw:points="0,1233 0,0 1552,897 1552,2130">
                  <text:p/>
                </draw:polygon>
                <draw:polygon draw:style-name="gr215" draw:text-style-name="P2" draw:layer="layout" svg:width="1.454cm" svg:height="1.961cm" svg:x="18.481cm" svg:y="14.702cm" svg:viewBox="0 0 1455 1962" draw:points="0,1121 0,0 1455,841 1455,1962">
                  <text:p/>
                </draw:polygon>
                <draw:polygon draw:style-name="gr216" draw:text-style-name="P2" draw:layer="layout" svg:width="1.648cm" svg:height="0.952cm" svg:x="18.432cm" svg:y="14.562cm" svg:viewBox="0 0 1649 953" draw:points="1552,953 0,56 97,0 1649,897">
                  <text:p/>
                </draw:polygon>
                <draw:polygon draw:style-name="gr217" draw:text-style-name="P2" draw:layer="layout" svg:width="0.096cm" svg:height="1.288cm" svg:x="19.984cm" svg:y="15.459cm" svg:viewBox="0 0 97 1289" draw:points="0,1289 0,56 97,0 97,1233">
                  <text:p/>
                </draw:polygon>
                <draw:polygon draw:style-name="gr218" draw:text-style-name="P2" draw:layer="layout" svg:width="1.648cm" svg:height="2.578cm" svg:x="18.432cm" svg:y="14.562cm" svg:viewBox="0 0 1649 2579" draw:points="97,0 1649,897 1649,2130 1552,2186 1503,2158 1503,2298 1018,2579 533,2298 533,2186 921,1962 921,1822 0,1289 0,56">
                  <text:p/>
                </draw:polygon>
              </draw:g>
            </draw:g>
            <draw:g>
              <draw:path draw:style-name="gr219" draw:text-style-name="P2" draw:layer="layout" svg:width="0.631cm" svg:height="0.335cm" svg:x="19.255cm" svg:y="17.505cm" svg:viewBox="0 0 632 336" svg:d="M3 336c134 0 629-140 629-224s-13-112-146-112c0 84-533 56-483 336z">
                <text:p/>
              </draw:path>
              <draw:g>
                <draw:polygon draw:style-name="gr220" draw:text-style-name="P2" draw:layer="layout" svg:width="2.084cm" svg:height="1.204cm" svg:x="17.705cm" svg:y="16.552cm" svg:viewBox="0 0 2085 1205" draw:points="1552,1205 0,308 533,0 2085,897">
                  <text:p/>
                </draw:polygon>
                <draw:polygon draw:style-name="gr221" draw:text-style-name="P3" draw:layer="layout" svg:width="1.405cm" svg:height="0.812cm" svg:x="17.851cm" svg:y="16.636cm" svg:viewBox="0 0 1406 813" draw:points="0,224 388,0 1406,589 1018,813">
                  <text:p/>
                </draw:polygon>
                <draw:polygon draw:style-name="gr222" draw:text-style-name="P3" draw:layer="layout" svg:width="0.678cm" svg:height="0.391cm" svg:x="18.965cm" svg:y="17.281cm" svg:viewBox="0 0 679 392" draw:points="0,224 388,0 679,168 291,392">
                  <text:p/>
                </draw:polygon>
                <draw:polygon draw:style-name="gr223" draw:text-style-name="P2" draw:layer="layout" svg:width="0.532cm" svg:height="0.42cm" svg:x="19.257cm" svg:y="17.449cm" svg:viewBox="0 0 533 421" draw:points="0,421 0,308 533,0 533,112">
                  <text:p/>
                </draw:polygon>
                <draw:line draw:style-name="gr224" draw:text-style-name="P2" draw:layer="layout" svg:x1="17.947cm" svg:y1="16.804cm" svg:x2="18.965cm" svg:y2="17.393cm">
                  <text:p/>
                </draw:line>
                <draw:line draw:style-name="gr225" draw:text-style-name="P2" draw:layer="layout" svg:x1="18.044cm" svg:y1="16.748cm" svg:x2="19.062cm" svg:y2="17.337cm">
                  <text:p/>
                </draw:line>
                <draw:line draw:style-name="gr226" draw:text-style-name="P2" draw:layer="layout" svg:x1="18.142cm" svg:y1="16.692cm" svg:x2="19.16cm" svg:y2="17.281cm">
                  <text:p/>
                </draw:line>
                <draw:line draw:style-name="gr227" draw:text-style-name="P2" draw:layer="layout" svg:x1="19.063cm" svg:y1="17.224cm" svg:x2="19.16cm" svg:y2="17.168cm">
                  <text:p/>
                </draw:line>
                <draw:line draw:style-name="gr228" draw:text-style-name="P2" draw:layer="layout" svg:x1="18.965cm" svg:y1="17.168cm" svg:x2="19.062cm" svg:y2="17.112cm">
                  <text:p/>
                </draw:line>
                <draw:line draw:style-name="gr229" draw:text-style-name="P2" draw:layer="layout" svg:x1="18.869cm" svg:y1="17.113cm" svg:x2="18.966cm" svg:y2="17.057cm">
                  <text:p/>
                </draw:line>
                <draw:line draw:style-name="gr230" draw:text-style-name="P2" draw:layer="layout" svg:x1="18.917cm" svg:y1="17.253cm" svg:x2="19.014cm" svg:y2="17.197cm">
                  <text:p/>
                </draw:line>
                <draw:line draw:style-name="gr231" draw:text-style-name="P2" draw:layer="layout" svg:x1="18.82cm" svg:y1="17.197cm" svg:x2="18.917cm" svg:y2="17.141cm">
                  <text:p/>
                </draw:line>
                <draw:line draw:style-name="gr232" draw:text-style-name="P2" draw:layer="layout" svg:x1="18.723cm" svg:y1="17.141cm" svg:x2="18.82cm" svg:y2="17.085cm">
                  <text:p/>
                </draw:line>
                <draw:line draw:style-name="gr233" draw:text-style-name="P2" draw:layer="layout" svg:x1="18.772cm" svg:y1="17.057cm" svg:x2="18.869cm" svg:y2="17.001cm">
                  <text:p/>
                </draw:line>
                <draw:line draw:style-name="gr234" draw:text-style-name="P2" draw:layer="layout" svg:x1="18.626cm" svg:y1="17.084cm" svg:x2="18.723cm" svg:y2="17.028cm">
                  <text:p/>
                </draw:line>
                <draw:line draw:style-name="gr235" draw:text-style-name="P2" draw:layer="layout" svg:x1="18.675cm" svg:y1="17.001cm" svg:x2="18.772cm" svg:y2="16.945cm">
                  <text:p/>
                </draw:line>
                <draw:line draw:style-name="gr236" draw:text-style-name="P2" draw:layer="layout" svg:x1="18.578cm" svg:y1="16.944cm" svg:x2="18.675cm" svg:y2="16.888cm">
                  <text:p/>
                </draw:line>
                <draw:line draw:style-name="gr237" draw:text-style-name="P2" draw:layer="layout" svg:x1="18.481cm" svg:y1="16.888cm" svg:x2="18.578cm" svg:y2="16.832cm">
                  <text:p/>
                </draw:line>
                <draw:line draw:style-name="gr238" draw:text-style-name="P2" draw:layer="layout" svg:x1="18.529cm" svg:y1="17.028cm" svg:x2="18.626cm" svg:y2="16.972cm">
                  <text:p/>
                </draw:line>
                <draw:line draw:style-name="gr239" draw:text-style-name="P2" draw:layer="layout" svg:x1="18.432cm" svg:y1="16.972cm" svg:x2="18.529cm" svg:y2="16.916cm">
                  <text:p/>
                </draw:line>
                <draw:line draw:style-name="gr240" draw:text-style-name="P2" draw:layer="layout" svg:x1="18.335cm" svg:y1="16.916cm" svg:x2="18.432cm" svg:y2="16.86cm">
                  <text:p/>
                </draw:line>
                <draw:line draw:style-name="gr241" draw:text-style-name="P2" draw:layer="layout" svg:x1="18.384cm" svg:y1="16.832cm" svg:x2="18.481cm" svg:y2="16.776cm">
                  <text:p/>
                </draw:line>
                <draw:line draw:style-name="gr242" draw:text-style-name="P2" draw:layer="layout" svg:x1="18.238cm" svg:y1="16.86cm" svg:x2="18.335cm" svg:y2="16.804cm">
                  <text:p/>
                </draw:line>
                <draw:line draw:style-name="gr243" draw:text-style-name="P2" draw:layer="layout" svg:x1="18.287cm" svg:y1="16.776cm" svg:x2="18.384cm" svg:y2="16.72cm">
                  <text:p/>
                </draw:line>
                <draw:line draw:style-name="gr244" draw:text-style-name="P2" draw:layer="layout" svg:x1="18.19cm" svg:y1="16.72cm" svg:x2="18.287cm" svg:y2="16.664cm">
                  <text:p/>
                </draw:line>
                <draw:line draw:style-name="gr245" draw:text-style-name="P2" draw:layer="layout" svg:x1="18.142cm" svg:y1="16.804cm" svg:x2="18.239cm" svg:y2="16.748cm">
                  <text:p/>
                </draw:line>
                <draw:line draw:style-name="gr246" draw:text-style-name="P2" draw:layer="layout" svg:x1="18.772cm" svg:y1="17.281cm" svg:x2="18.869cm" svg:y2="17.225cm">
                  <text:p/>
                </draw:line>
                <draw:line draw:style-name="gr247" draw:text-style-name="P2" draw:layer="layout" svg:x1="18.675cm" svg:y1="17.224cm" svg:x2="18.772cm" svg:y2="17.168cm">
                  <text:p/>
                </draw:line>
                <draw:line draw:style-name="gr248" draw:text-style-name="P2" draw:layer="layout" svg:x1="18.578cm" svg:y1="17.168cm" svg:x2="18.675cm" svg:y2="17.112cm">
                  <text:p/>
                </draw:line>
                <draw:line draw:style-name="gr249" draw:text-style-name="P2" draw:layer="layout" svg:x1="18.529cm" svg:y1="17.253cm" svg:x2="18.626cm" svg:y2="17.197cm">
                  <text:p/>
                </draw:line>
                <draw:line draw:style-name="gr250" draw:text-style-name="P2" draw:layer="layout" svg:x1="18.432cm" svg:y1="17.197cm" svg:x2="18.529cm" svg:y2="17.141cm">
                  <text:p/>
                </draw:line>
                <draw:line draw:style-name="gr251" draw:text-style-name="P2" draw:layer="layout" svg:x1="18.481cm" svg:y1="17.113cm" svg:x2="18.578cm" svg:y2="17.057cm">
                  <text:p/>
                </draw:line>
                <draw:line draw:style-name="gr252" draw:text-style-name="P2" draw:layer="layout" svg:x1="18.384cm" svg:y1="17.057cm" svg:x2="18.481cm" svg:y2="17.001cm">
                  <text:p/>
                </draw:line>
                <draw:line draw:style-name="gr253" draw:text-style-name="P2" draw:layer="layout" svg:x1="18.287cm" svg:y1="17.001cm" svg:x2="18.384cm" svg:y2="16.945cm">
                  <text:p/>
                </draw:line>
                <draw:line draw:style-name="gr254" draw:text-style-name="P2" draw:layer="layout" svg:x1="18.19cm" svg:y1="16.944cm" svg:x2="18.287cm" svg:y2="16.888cm">
                  <text:p/>
                </draw:line>
                <draw:line draw:style-name="gr255" draw:text-style-name="P2" draw:layer="layout" svg:x1="18.044cm" svg:y1="16.972cm" svg:x2="18.141cm" svg:y2="16.916cm">
                  <text:p/>
                </draw:line>
                <draw:line draw:style-name="gr256" draw:text-style-name="P2" draw:layer="layout" svg:x1="18.093cm" svg:y1="16.888cm" svg:x2="18.19cm" svg:y2="16.832cm">
                  <text:p/>
                </draw:line>
                <draw:line draw:style-name="gr257" draw:text-style-name="P2" draw:layer="layout" svg:x1="17.947cm" svg:y1="16.916cm" svg:x2="18.044cm" svg:y2="16.86cm">
                  <text:p/>
                </draw:line>
                <draw:line draw:style-name="gr258" draw:text-style-name="P2" draw:layer="layout" svg:x1="18.723cm" svg:y1="17.365cm" svg:x2="18.82cm" svg:y2="17.309cm">
                  <text:p/>
                </draw:line>
                <draw:line draw:style-name="gr259" draw:text-style-name="P2" draw:layer="layout" svg:x1="18.626cm" svg:y1="17.309cm" svg:x2="18.723cm" svg:y2="17.253cm">
                  <text:p/>
                </draw:line>
                <draw:line draw:style-name="gr260" draw:text-style-name="P2" draw:layer="layout" svg:x1="19.063cm" svg:y1="17.561cm" svg:x2="19.451cm" svg:y2="17.337cm">
                  <text:p/>
                </draw:line>
                <draw:line draw:style-name="gr261" draw:text-style-name="P2" draw:layer="layout" svg:x1="19.16cm" svg:y1="17.617cm" svg:x2="19.548cm" svg:y2="17.393cm">
                  <text:p/>
                </draw:line>
                <draw:line draw:style-name="gr262" draw:text-style-name="P2" draw:layer="layout" svg:x1="19.257cm" svg:y1="17.337cm" svg:x2="19.548cm" svg:y2="17.505cm">
                  <text:p/>
                </draw:line>
                <draw:line draw:style-name="gr263" draw:text-style-name="P2" draw:layer="layout" svg:x1="19.16cm" svg:y1="17.393cm" svg:x2="19.451cm" svg:y2="17.561cm">
                  <text:p/>
                </draw:line>
                <draw:line draw:style-name="gr264" draw:text-style-name="P2" draw:layer="layout" svg:x1="19.063cm" svg:y1="17.449cm" svg:x2="19.257cm" svg:y2="17.561cm">
                  <text:p/>
                </draw:line>
                <draw:polygon draw:style-name="gr265" draw:text-style-name="P2" draw:layer="layout" svg:width="1.551cm" svg:height="1.008cm" svg:x="17.705cm" svg:y="16.86cm" svg:viewBox="0 0 1552 1009" draw:points="0,112 0,0 1552,897 1552,1009">
                  <text:p/>
                </draw:polygon>
                <draw:polygon draw:style-name="gr266" draw:text-style-name="P2" draw:layer="layout" svg:width="2.084cm" svg:height="1.316cm" svg:x="17.705cm" svg:y="16.552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67" draw:text-style-name="P2" draw:layer="layout" svg:width="0.531cm" svg:height="0.335cm" svg:x="22.847cm" svg:y="17.813cm" svg:viewBox="0 0 532 336" svg:d="M0 336c133 0 532-112 532-196s-13-140-146-140c0 84-388 84-386 336z">
                <text:p/>
              </draw:path>
              <draw:g>
                <draw:polygon draw:style-name="gr268" draw:text-style-name="P2" draw:layer="layout" svg:width="0.241cm" svg:height="0.28cm" svg:x="22.651cm" svg:y="17.869cm" svg:viewBox="0 0 242 281" draw:points="0,168 48,0 242,112 194,281">
                  <text:p/>
                </draw:polygon>
                <draw:polygon draw:style-name="gr269" draw:text-style-name="P2" draw:layer="layout" svg:width="0.532cm" svg:height="0.307cm" svg:x="22.699cm" svg:y="17.673cm" svg:viewBox="0 0 533 308" draw:points="0,196 97,112 242,28 339,0 533,112 437,140 291,224 194,308">
                  <text:p/>
                </draw:polygon>
                <draw:path draw:style-name="gr270" draw:text-style-name="P2" draw:layer="layout" svg:width="0.436cm" svg:height="0.363cm" svg:x="22.845cm" svg:y="17.785cm" svg:viewBox="0 0 437 364" svg:d="M437 112c0-168-98-112-195-56-96 56-194 56-242 308 0 0 194-112 437-252z">
                  <text:p/>
                </draw:path>
                <draw:path draw:style-name="gr271" draw:text-style-name="P2" draw:layer="layout" svg:width="0.629cm" svg:height="0.476cm" svg:x="22.651cm" svg:y="17.673cm" svg:viewBox="0 0 630 477" svg:d="M388 0c-97 28-97 28-194 84-48 28-146 56-194 280 97 57 97 57 194 113 55-26 339-196 436-253 0-140-97-140-242-224z">
                  <text:p/>
                </draw:path>
              </draw:g>
            </draw:g>
            <draw:g>
              <draw:path draw:style-name="gr272" draw:text-style-name="P2" draw:layer="layout" svg:width="0.872cm" svg:height="0.672cm" svg:x="22.408cm" svg:y="16.468cm" svg:viewBox="0 0 873 673" svg:d="M3 673c133 0 870-29 870-281s-253-392-387-392c0 84-532 56-483 673z">
                <text:p/>
              </draw:path>
              <draw:g>
                <draw:polygon draw:style-name="gr273" draw:text-style-name="P2" draw:layer="layout" svg:width="0.484cm" svg:height="0.391cm" svg:x="21.923cm" svg:y="16.748cm" svg:viewBox="0 0 485 392" draw:points="0,112 0,0 485,281 485,392">
                  <text:p/>
                </draw:polygon>
                <draw:polygon draw:style-name="gr274" draw:text-style-name="P2" draw:layer="layout" svg:width="0.484cm" svg:height="0.476cm" svg:x="22.312cm" svg:y="16.328cm" svg:viewBox="0 0 485 477" draw:points="0,196 0,0 485,281 485,477">
                  <text:p/>
                </draw:polygon>
                <draw:polygon draw:style-name="gr275" draw:text-style-name="P2" draw:layer="layout" svg:width="0.872cm" svg:height="0.503cm" svg:x="21.923cm" svg:y="16.524cm" svg:viewBox="0 0 873 504" draw:points="0,224 388,0 873,281 485,504">
                  <text:p/>
                </draw:polygon>
                <draw:line draw:style-name="gr276" draw:text-style-name="P2" draw:layer="layout" svg:x1="22.312cm" svg:y1="16.524cm" svg:x2="22.797cm" svg:y2="16.805cm">
                  <text:p/>
                </draw:line>
                <draw:polygon draw:style-name="gr277" draw:text-style-name="P2" draw:layer="layout" svg:width="0.484cm" svg:height="0.476cm" svg:x="22.408cm" svg:y="16.664cm" svg:viewBox="0 0 485 477" draw:points="0,477 0,364 388,140 388,0 485,56 485,196">
                  <text:p/>
                </draw:polygon>
                <draw:polygon draw:style-name="gr278" draw:text-style-name="P2" draw:layer="layout" svg:width="1.551cm" svg:height="2.129cm" svg:x="21.39cm" svg:y="14.618cm" svg:viewBox="0 0 1552 2130" draw:points="0,1233 0,0 1552,897 1552,2130">
                  <text:p/>
                </draw:polygon>
                <draw:polygon draw:style-name="gr279" draw:text-style-name="P2" draw:layer="layout" svg:width="1.454cm" svg:height="1.961cm" svg:x="21.439cm" svg:y="14.702cm" svg:viewBox="0 0 1455 1962" draw:points="0,1121 0,0 1455,841 1455,1962">
                  <text:p/>
                </draw:polygon>
                <draw:polygon draw:style-name="gr280" draw:text-style-name="P2" draw:layer="layout" svg:width="1.648cm" svg:height="0.952cm" svg:x="21.39cm" svg:y="14.562cm" svg:viewBox="0 0 1649 953" draw:points="1552,953 0,56 97,0 1649,897">
                  <text:p/>
                </draw:polygon>
                <draw:polygon draw:style-name="gr281" draw:text-style-name="P2" draw:layer="layout" svg:width="0.096cm" svg:height="1.288cm" svg:x="22.942cm" svg:y="15.459cm" svg:viewBox="0 0 97 1289" draw:points="0,1289 0,56 97,0 97,1233">
                  <text:p/>
                </draw:polygon>
                <draw:polygon draw:style-name="gr282" draw:text-style-name="P2" draw:layer="layout" svg:width="1.648cm" svg:height="2.578cm" svg:x="21.39cm" svg:y="14.562cm" svg:viewBox="0 0 1649 2579" draw:points="97,0 1649,897 1649,2130 1552,2186 1503,2158 1503,2298 1018,2579 533,2298 533,2186 921,1962 921,1822 0,1289 0,56">
                  <text:p/>
                </draw:polygon>
              </draw:g>
            </draw:g>
            <draw:g>
              <draw:path draw:style-name="gr283" draw:text-style-name="P2" draw:layer="layout" svg:width="0.631cm" svg:height="0.335cm" svg:x="22.213cm" svg:y="17.505cm" svg:viewBox="0 0 632 336" svg:d="M3 336c134 0 629-140 629-224s-13-112-146-112c0 84-533 56-483 336z">
                <text:p/>
              </draw:path>
              <draw:g>
                <draw:polygon draw:style-name="gr284" draw:text-style-name="P2" draw:layer="layout" svg:width="2.084cm" svg:height="1.204cm" svg:x="20.663cm" svg:y="16.552cm" svg:viewBox="0 0 2085 1205" draw:points="1552,1205 0,308 533,0 2085,897">
                  <text:p/>
                </draw:polygon>
                <draw:polygon draw:style-name="gr285" draw:text-style-name="P3" draw:layer="layout" svg:width="1.405cm" svg:height="0.812cm" svg:x="20.809cm" svg:y="16.636cm" svg:viewBox="0 0 1406 813" draw:points="0,224 388,0 1406,589 1018,813">
                  <text:p/>
                </draw:polygon>
                <draw:polygon draw:style-name="gr286" draw:text-style-name="P3" draw:layer="layout" svg:width="0.678cm" svg:height="0.391cm" svg:x="21.923cm" svg:y="17.281cm" svg:viewBox="0 0 679 392" draw:points="0,224 388,0 679,168 291,392">
                  <text:p/>
                </draw:polygon>
                <draw:polygon draw:style-name="gr287" draw:text-style-name="P2" draw:layer="layout" svg:width="0.532cm" svg:height="0.42cm" svg:x="22.215cm" svg:y="17.449cm" svg:viewBox="0 0 533 421" draw:points="0,421 0,308 533,0 533,112">
                  <text:p/>
                </draw:polygon>
                <draw:line draw:style-name="gr288" draw:text-style-name="P2" draw:layer="layout" svg:x1="20.905cm" svg:y1="16.804cm" svg:x2="21.923cm" svg:y2="17.393cm">
                  <text:p/>
                </draw:line>
                <draw:line draw:style-name="gr289" draw:text-style-name="P2" draw:layer="layout" svg:x1="21.002cm" svg:y1="16.748cm" svg:x2="22.02cm" svg:y2="17.337cm">
                  <text:p/>
                </draw:line>
                <draw:line draw:style-name="gr290" draw:text-style-name="P2" draw:layer="layout" svg:x1="21.1cm" svg:y1="16.692cm" svg:x2="22.118cm" svg:y2="17.281cm">
                  <text:p/>
                </draw:line>
                <draw:line draw:style-name="gr291" draw:text-style-name="P2" draw:layer="layout" svg:x1="22.021cm" svg:y1="17.224cm" svg:x2="22.118cm" svg:y2="17.168cm">
                  <text:p/>
                </draw:line>
                <draw:line draw:style-name="gr292" draw:text-style-name="P2" draw:layer="layout" svg:x1="21.923cm" svg:y1="17.168cm" svg:x2="22.02cm" svg:y2="17.112cm">
                  <text:p/>
                </draw:line>
                <draw:line draw:style-name="gr293" draw:text-style-name="P2" draw:layer="layout" svg:x1="21.827cm" svg:y1="17.113cm" svg:x2="21.924cm" svg:y2="17.057cm">
                  <text:p/>
                </draw:line>
                <draw:line draw:style-name="gr294" draw:text-style-name="P2" draw:layer="layout" svg:x1="21.875cm" svg:y1="17.253cm" svg:x2="21.972cm" svg:y2="17.197cm">
                  <text:p/>
                </draw:line>
                <draw:line draw:style-name="gr295" draw:text-style-name="P2" draw:layer="layout" svg:x1="21.778cm" svg:y1="17.197cm" svg:x2="21.875cm" svg:y2="17.141cm">
                  <text:p/>
                </draw:line>
                <draw:line draw:style-name="gr296" draw:text-style-name="P2" draw:layer="layout" svg:x1="21.681cm" svg:y1="17.141cm" svg:x2="21.778cm" svg:y2="17.085cm">
                  <text:p/>
                </draw:line>
                <draw:line draw:style-name="gr297" draw:text-style-name="P2" draw:layer="layout" svg:x1="21.73cm" svg:y1="17.057cm" svg:x2="21.827cm" svg:y2="17.001cm">
                  <text:p/>
                </draw:line>
                <draw:line draw:style-name="gr298" draw:text-style-name="P2" draw:layer="layout" svg:x1="21.584cm" svg:y1="17.084cm" svg:x2="21.681cm" svg:y2="17.028cm">
                  <text:p/>
                </draw:line>
                <draw:line draw:style-name="gr299" draw:text-style-name="P2" draw:layer="layout" svg:x1="21.633cm" svg:y1="17.001cm" svg:x2="21.73cm" svg:y2="16.945cm">
                  <text:p/>
                </draw:line>
                <draw:line draw:style-name="gr300" draw:text-style-name="P2" draw:layer="layout" svg:x1="21.536cm" svg:y1="16.944cm" svg:x2="21.633cm" svg:y2="16.888cm">
                  <text:p/>
                </draw:line>
                <draw:line draw:style-name="gr301" draw:text-style-name="P2" draw:layer="layout" svg:x1="21.439cm" svg:y1="16.888cm" svg:x2="21.536cm" svg:y2="16.832cm">
                  <text:p/>
                </draw:line>
                <draw:line draw:style-name="gr302" draw:text-style-name="P2" draw:layer="layout" svg:x1="21.487cm" svg:y1="17.028cm" svg:x2="21.584cm" svg:y2="16.972cm">
                  <text:p/>
                </draw:line>
                <draw:line draw:style-name="gr303" draw:text-style-name="P2" draw:layer="layout" svg:x1="21.39cm" svg:y1="16.972cm" svg:x2="21.487cm" svg:y2="16.916cm">
                  <text:p/>
                </draw:line>
                <draw:line draw:style-name="gr304" draw:text-style-name="P2" draw:layer="layout" svg:x1="21.293cm" svg:y1="16.916cm" svg:x2="21.39cm" svg:y2="16.86cm">
                  <text:p/>
                </draw:line>
                <draw:line draw:style-name="gr305" draw:text-style-name="P2" draw:layer="layout" svg:x1="21.342cm" svg:y1="16.832cm" svg:x2="21.439cm" svg:y2="16.776cm">
                  <text:p/>
                </draw:line>
                <draw:line draw:style-name="gr306" draw:text-style-name="P2" draw:layer="layout" svg:x1="21.196cm" svg:y1="16.86cm" svg:x2="21.293cm" svg:y2="16.804cm">
                  <text:p/>
                </draw:line>
                <draw:line draw:style-name="gr307" draw:text-style-name="P2" draw:layer="layout" svg:x1="21.245cm" svg:y1="16.776cm" svg:x2="21.342cm" svg:y2="16.72cm">
                  <text:p/>
                </draw:line>
                <draw:line draw:style-name="gr308" draw:text-style-name="P2" draw:layer="layout" svg:x1="21.148cm" svg:y1="16.72cm" svg:x2="21.245cm" svg:y2="16.664cm">
                  <text:p/>
                </draw:line>
                <draw:line draw:style-name="gr309" draw:text-style-name="P2" draw:layer="layout" svg:x1="21.1cm" svg:y1="16.804cm" svg:x2="21.197cm" svg:y2="16.748cm">
                  <text:p/>
                </draw:line>
                <draw:line draw:style-name="gr310" draw:text-style-name="P2" draw:layer="layout" svg:x1="21.73cm" svg:y1="17.281cm" svg:x2="21.827cm" svg:y2="17.225cm">
                  <text:p/>
                </draw:line>
                <draw:line draw:style-name="gr311" draw:text-style-name="P2" draw:layer="layout" svg:x1="21.633cm" svg:y1="17.224cm" svg:x2="21.73cm" svg:y2="17.168cm">
                  <text:p/>
                </draw:line>
                <draw:line draw:style-name="gr312" draw:text-style-name="P2" draw:layer="layout" svg:x1="21.536cm" svg:y1="17.168cm" svg:x2="21.633cm" svg:y2="17.112cm">
                  <text:p/>
                </draw:line>
                <draw:line draw:style-name="gr313" draw:text-style-name="P2" draw:layer="layout" svg:x1="21.487cm" svg:y1="17.253cm" svg:x2="21.584cm" svg:y2="17.197cm">
                  <text:p/>
                </draw:line>
                <draw:line draw:style-name="gr314" draw:text-style-name="P2" draw:layer="layout" svg:x1="21.39cm" svg:y1="17.197cm" svg:x2="21.487cm" svg:y2="17.141cm">
                  <text:p/>
                </draw:line>
                <draw:line draw:style-name="gr315" draw:text-style-name="P2" draw:layer="layout" svg:x1="21.439cm" svg:y1="17.113cm" svg:x2="21.536cm" svg:y2="17.057cm">
                  <text:p/>
                </draw:line>
                <draw:line draw:style-name="gr316" draw:text-style-name="P2" draw:layer="layout" svg:x1="21.342cm" svg:y1="17.057cm" svg:x2="21.439cm" svg:y2="17.001cm">
                  <text:p/>
                </draw:line>
                <draw:line draw:style-name="gr317" draw:text-style-name="P2" draw:layer="layout" svg:x1="21.245cm" svg:y1="17.001cm" svg:x2="21.342cm" svg:y2="16.945cm">
                  <text:p/>
                </draw:line>
                <draw:line draw:style-name="gr318" draw:text-style-name="P2" draw:layer="layout" svg:x1="21.148cm" svg:y1="16.944cm" svg:x2="21.245cm" svg:y2="16.888cm">
                  <text:p/>
                </draw:line>
                <draw:line draw:style-name="gr319" draw:text-style-name="P2" draw:layer="layout" svg:x1="21.002cm" svg:y1="16.972cm" svg:x2="21.099cm" svg:y2="16.916cm">
                  <text:p/>
                </draw:line>
                <draw:line draw:style-name="gr320" draw:text-style-name="P2" draw:layer="layout" svg:x1="21.051cm" svg:y1="16.888cm" svg:x2="21.148cm" svg:y2="16.832cm">
                  <text:p/>
                </draw:line>
                <draw:line draw:style-name="gr321" draw:text-style-name="P2" draw:layer="layout" svg:x1="20.905cm" svg:y1="16.916cm" svg:x2="21.002cm" svg:y2="16.86cm">
                  <text:p/>
                </draw:line>
                <draw:line draw:style-name="gr322" draw:text-style-name="P2" draw:layer="layout" svg:x1="21.681cm" svg:y1="17.365cm" svg:x2="21.778cm" svg:y2="17.309cm">
                  <text:p/>
                </draw:line>
                <draw:line draw:style-name="gr323" draw:text-style-name="P2" draw:layer="layout" svg:x1="21.584cm" svg:y1="17.309cm" svg:x2="21.681cm" svg:y2="17.253cm">
                  <text:p/>
                </draw:line>
                <draw:line draw:style-name="gr324" draw:text-style-name="P2" draw:layer="layout" svg:x1="22.021cm" svg:y1="17.561cm" svg:x2="22.409cm" svg:y2="17.337cm">
                  <text:p/>
                </draw:line>
                <draw:line draw:style-name="gr325" draw:text-style-name="P2" draw:layer="layout" svg:x1="22.118cm" svg:y1="17.617cm" svg:x2="22.506cm" svg:y2="17.393cm">
                  <text:p/>
                </draw:line>
                <draw:line draw:style-name="gr326" draw:text-style-name="P2" draw:layer="layout" svg:x1="22.215cm" svg:y1="17.337cm" svg:x2="22.506cm" svg:y2="17.505cm">
                  <text:p/>
                </draw:line>
                <draw:line draw:style-name="gr327" draw:text-style-name="P2" draw:layer="layout" svg:x1="22.118cm" svg:y1="17.393cm" svg:x2="22.409cm" svg:y2="17.561cm">
                  <text:p/>
                </draw:line>
                <draw:line draw:style-name="gr328" draw:text-style-name="P2" draw:layer="layout" svg:x1="22.021cm" svg:y1="17.449cm" svg:x2="22.215cm" svg:y2="17.561cm">
                  <text:p/>
                </draw:line>
                <draw:polygon draw:style-name="gr329" draw:text-style-name="P2" draw:layer="layout" svg:width="1.551cm" svg:height="1.008cm" svg:x="20.663cm" svg:y="16.86cm" svg:viewBox="0 0 1552 1009" draw:points="0,112 0,0 1552,897 1552,1009">
                  <text:p/>
                </draw:polygon>
                <draw:polygon draw:style-name="gr330" draw:text-style-name="P2" draw:layer="layout" svg:width="2.084cm" svg:height="1.316cm" svg:x="20.663cm" svg:y="16.552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31" draw:text-style-name="P2" draw:layer="layout" svg:width="0.531cm" svg:height="0.335cm" svg:x="25.778cm" svg:y="17.813cm" svg:viewBox="0 0 532 336" svg:d="M0 336c133 0 532-112 532-196s-13-140-146-140c0 84-388 84-386 336z">
                <text:p/>
              </draw:path>
              <draw:g>
                <draw:polygon draw:style-name="gr332" draw:text-style-name="P2" draw:layer="layout" svg:width="0.241cm" svg:height="0.28cm" svg:x="25.582cm" svg:y="17.869cm" svg:viewBox="0 0 242 281" draw:points="0,168 48,0 242,112 194,281">
                  <text:p/>
                </draw:polygon>
                <draw:polygon draw:style-name="gr333" draw:text-style-name="P2" draw:layer="layout" svg:width="0.532cm" svg:height="0.307cm" svg:x="25.63cm" svg:y="17.673cm" svg:viewBox="0 0 533 308" draw:points="0,196 97,112 242,28 339,0 533,112 437,140 291,224 194,308">
                  <text:p/>
                </draw:polygon>
                <draw:path draw:style-name="gr334" draw:text-style-name="P2" draw:layer="layout" svg:width="0.436cm" svg:height="0.363cm" svg:x="25.776cm" svg:y="17.785cm" svg:viewBox="0 0 437 364" svg:d="M437 112c0-168-98-112-195-56-96 56-194 56-242 308 0 0 194-112 437-252z">
                  <text:p/>
                </draw:path>
                <draw:path draw:style-name="gr335" draw:text-style-name="P2" draw:layer="layout" svg:width="0.629cm" svg:height="0.476cm" svg:x="25.582cm" svg:y="17.673cm" svg:viewBox="0 0 630 477" svg:d="M388 0c-97 28-97 28-194 84-48 28-146 56-194 280 97 57 97 57 194 113 55-26 339-196 436-253 0-140-97-140-242-224z">
                  <text:p/>
                </draw:path>
              </draw:g>
            </draw:g>
            <draw:g>
              <draw:path draw:style-name="gr336" draw:text-style-name="P2" draw:layer="layout" svg:width="0.872cm" svg:height="0.672cm" svg:x="25.339cm" svg:y="16.468cm" svg:viewBox="0 0 873 673" svg:d="M3 673c133 0 870-29 870-281s-253-392-387-392c0 84-532 56-483 673z">
                <text:p/>
              </draw:path>
              <draw:g>
                <draw:polygon draw:style-name="gr337" draw:text-style-name="P2" draw:layer="layout" svg:width="0.484cm" svg:height="0.391cm" svg:x="24.854cm" svg:y="16.748cm" svg:viewBox="0 0 485 392" draw:points="0,112 0,0 485,281 485,392">
                  <text:p/>
                </draw:polygon>
                <draw:polygon draw:style-name="gr338" draw:text-style-name="P2" draw:layer="layout" svg:width="0.484cm" svg:height="0.476cm" svg:x="25.243cm" svg:y="16.328cm" svg:viewBox="0 0 485 477" draw:points="0,196 0,0 485,281 485,477">
                  <text:p/>
                </draw:polygon>
                <draw:polygon draw:style-name="gr339" draw:text-style-name="P2" draw:layer="layout" svg:width="0.872cm" svg:height="0.503cm" svg:x="24.854cm" svg:y="16.524cm" svg:viewBox="0 0 873 504" draw:points="0,224 388,0 873,281 485,504">
                  <text:p/>
                </draw:polygon>
                <draw:line draw:style-name="gr340" draw:text-style-name="P2" draw:layer="layout" svg:x1="25.243cm" svg:y1="16.524cm" svg:x2="25.728cm" svg:y2="16.805cm">
                  <text:p/>
                </draw:line>
                <draw:polygon draw:style-name="gr341" draw:text-style-name="P2" draw:layer="layout" svg:width="0.484cm" svg:height="0.476cm" svg:x="25.339cm" svg:y="16.664cm" svg:viewBox="0 0 485 477" draw:points="0,477 0,364 388,140 388,0 485,56 485,196">
                  <text:p/>
                </draw:polygon>
                <draw:polygon draw:style-name="gr342" draw:text-style-name="P2" draw:layer="layout" svg:width="1.551cm" svg:height="2.129cm" svg:x="24.321cm" svg:y="14.618cm" svg:viewBox="0 0 1552 2130" draw:points="0,1233 0,0 1552,897 1552,2130">
                  <text:p/>
                </draw:polygon>
                <draw:polygon draw:style-name="gr343" draw:text-style-name="P2" draw:layer="layout" svg:width="1.454cm" svg:height="1.961cm" svg:x="24.37cm" svg:y="14.702cm" svg:viewBox="0 0 1455 1962" draw:points="0,1121 0,0 1455,841 1455,1962">
                  <text:p/>
                </draw:polygon>
                <draw:polygon draw:style-name="gr344" draw:text-style-name="P2" draw:layer="layout" svg:width="1.648cm" svg:height="0.952cm" svg:x="24.321cm" svg:y="14.562cm" svg:viewBox="0 0 1649 953" draw:points="1552,953 0,56 97,0 1649,897">
                  <text:p/>
                </draw:polygon>
                <draw:polygon draw:style-name="gr345" draw:text-style-name="P2" draw:layer="layout" svg:width="0.096cm" svg:height="1.288cm" svg:x="25.873cm" svg:y="15.459cm" svg:viewBox="0 0 97 1289" draw:points="0,1289 0,56 97,0 97,1233">
                  <text:p/>
                </draw:polygon>
                <draw:polygon draw:style-name="gr346" draw:text-style-name="P2" draw:layer="layout" svg:width="1.648cm" svg:height="2.578cm" svg:x="24.321cm" svg:y="14.562cm" svg:viewBox="0 0 1649 2579" draw:points="97,0 1649,897 1649,2130 1552,2186 1503,2158 1503,2298 1018,2579 533,2298 533,2186 921,1962 921,1822 0,1289 0,56">
                  <text:p/>
                </draw:polygon>
              </draw:g>
            </draw:g>
            <draw:g>
              <draw:path draw:style-name="gr347" draw:text-style-name="P2" draw:layer="layout" svg:width="0.631cm" svg:height="0.335cm" svg:x="25.144cm" svg:y="17.505cm" svg:viewBox="0 0 632 336" svg:d="M3 336c134 0 629-140 629-224s-13-112-146-112c0 84-533 56-483 336z">
                <text:p/>
              </draw:path>
              <draw:g>
                <draw:polygon draw:style-name="gr348" draw:text-style-name="P2" draw:layer="layout" svg:width="2.084cm" svg:height="1.204cm" svg:x="23.594cm" svg:y="16.552cm" svg:viewBox="0 0 2085 1205" draw:points="1552,1205 0,308 533,0 2085,897">
                  <text:p/>
                </draw:polygon>
                <draw:polygon draw:style-name="gr349" draw:text-style-name="P3" draw:layer="layout" svg:width="1.405cm" svg:height="0.812cm" svg:x="23.74cm" svg:y="16.636cm" svg:viewBox="0 0 1406 813" draw:points="0,224 388,0 1406,589 1018,813">
                  <text:p/>
                </draw:polygon>
                <draw:polygon draw:style-name="gr350" draw:text-style-name="P3" draw:layer="layout" svg:width="0.678cm" svg:height="0.391cm" svg:x="24.854cm" svg:y="17.281cm" svg:viewBox="0 0 679 392" draw:points="0,224 388,0 679,168 291,392">
                  <text:p/>
                </draw:polygon>
                <draw:polygon draw:style-name="gr351" draw:text-style-name="P2" draw:layer="layout" svg:width="0.532cm" svg:height="0.42cm" svg:x="25.146cm" svg:y="17.449cm" svg:viewBox="0 0 533 421" draw:points="0,421 0,308 533,0 533,112">
                  <text:p/>
                </draw:polygon>
                <draw:line draw:style-name="gr352" draw:text-style-name="P2" draw:layer="layout" svg:x1="23.836cm" svg:y1="16.804cm" svg:x2="24.854cm" svg:y2="17.393cm">
                  <text:p/>
                </draw:line>
                <draw:line draw:style-name="gr353" draw:text-style-name="P2" draw:layer="layout" svg:x1="23.933cm" svg:y1="16.748cm" svg:x2="24.951cm" svg:y2="17.337cm">
                  <text:p/>
                </draw:line>
                <draw:line draw:style-name="gr354" draw:text-style-name="P2" draw:layer="layout" svg:x1="24.031cm" svg:y1="16.692cm" svg:x2="25.049cm" svg:y2="17.281cm">
                  <text:p/>
                </draw:line>
                <draw:line draw:style-name="gr355" draw:text-style-name="P2" draw:layer="layout" svg:x1="24.952cm" svg:y1="17.224cm" svg:x2="25.049cm" svg:y2="17.168cm">
                  <text:p/>
                </draw:line>
                <draw:line draw:style-name="gr356" draw:text-style-name="P2" draw:layer="layout" svg:x1="24.854cm" svg:y1="17.168cm" svg:x2="24.951cm" svg:y2="17.112cm">
                  <text:p/>
                </draw:line>
                <draw:line draw:style-name="gr357" draw:text-style-name="P2" draw:layer="layout" svg:x1="24.758cm" svg:y1="17.113cm" svg:x2="24.855cm" svg:y2="17.057cm">
                  <text:p/>
                </draw:line>
                <draw:line draw:style-name="gr358" draw:text-style-name="P2" draw:layer="layout" svg:x1="24.806cm" svg:y1="17.253cm" svg:x2="24.903cm" svg:y2="17.197cm">
                  <text:p/>
                </draw:line>
                <draw:line draw:style-name="gr359" draw:text-style-name="P2" draw:layer="layout" svg:x1="24.709cm" svg:y1="17.197cm" svg:x2="24.806cm" svg:y2="17.141cm">
                  <text:p/>
                </draw:line>
                <draw:line draw:style-name="gr360" draw:text-style-name="P2" draw:layer="layout" svg:x1="24.612cm" svg:y1="17.141cm" svg:x2="24.709cm" svg:y2="17.085cm">
                  <text:p/>
                </draw:line>
                <draw:line draw:style-name="gr361" draw:text-style-name="P2" draw:layer="layout" svg:x1="24.661cm" svg:y1="17.057cm" svg:x2="24.758cm" svg:y2="17.001cm">
                  <text:p/>
                </draw:line>
                <draw:line draw:style-name="gr362" draw:text-style-name="P2" draw:layer="layout" svg:x1="24.515cm" svg:y1="17.084cm" svg:x2="24.612cm" svg:y2="17.028cm">
                  <text:p/>
                </draw:line>
                <draw:line draw:style-name="gr363" draw:text-style-name="P2" draw:layer="layout" svg:x1="24.564cm" svg:y1="17.001cm" svg:x2="24.661cm" svg:y2="16.945cm">
                  <text:p/>
                </draw:line>
                <draw:line draw:style-name="gr364" draw:text-style-name="P2" draw:layer="layout" svg:x1="24.467cm" svg:y1="16.944cm" svg:x2="24.564cm" svg:y2="16.888cm">
                  <text:p/>
                </draw:line>
                <draw:line draw:style-name="gr365" draw:text-style-name="P2" draw:layer="layout" svg:x1="24.37cm" svg:y1="16.888cm" svg:x2="24.467cm" svg:y2="16.832cm">
                  <text:p/>
                </draw:line>
                <draw:line draw:style-name="gr366" draw:text-style-name="P2" draw:layer="layout" svg:x1="24.418cm" svg:y1="17.028cm" svg:x2="24.515cm" svg:y2="16.972cm">
                  <text:p/>
                </draw:line>
                <draw:line draw:style-name="gr367" draw:text-style-name="P2" draw:layer="layout" svg:x1="24.321cm" svg:y1="16.972cm" svg:x2="24.418cm" svg:y2="16.916cm">
                  <text:p/>
                </draw:line>
                <draw:line draw:style-name="gr368" draw:text-style-name="P2" draw:layer="layout" svg:x1="24.224cm" svg:y1="16.916cm" svg:x2="24.321cm" svg:y2="16.86cm">
                  <text:p/>
                </draw:line>
                <draw:line draw:style-name="gr369" draw:text-style-name="P2" draw:layer="layout" svg:x1="24.273cm" svg:y1="16.832cm" svg:x2="24.37cm" svg:y2="16.776cm">
                  <text:p/>
                </draw:line>
                <draw:line draw:style-name="gr370" draw:text-style-name="P2" draw:layer="layout" svg:x1="24.127cm" svg:y1="16.86cm" svg:x2="24.224cm" svg:y2="16.804cm">
                  <text:p/>
                </draw:line>
                <draw:line draw:style-name="gr371" draw:text-style-name="P2" draw:layer="layout" svg:x1="24.176cm" svg:y1="16.776cm" svg:x2="24.273cm" svg:y2="16.72cm">
                  <text:p/>
                </draw:line>
                <draw:line draw:style-name="gr372" draw:text-style-name="P2" draw:layer="layout" svg:x1="24.079cm" svg:y1="16.72cm" svg:x2="24.176cm" svg:y2="16.664cm">
                  <text:p/>
                </draw:line>
                <draw:line draw:style-name="gr373" draw:text-style-name="P2" draw:layer="layout" svg:x1="24.031cm" svg:y1="16.804cm" svg:x2="24.128cm" svg:y2="16.748cm">
                  <text:p/>
                </draw:line>
                <draw:line draw:style-name="gr374" draw:text-style-name="P2" draw:layer="layout" svg:x1="24.661cm" svg:y1="17.281cm" svg:x2="24.758cm" svg:y2="17.225cm">
                  <text:p/>
                </draw:line>
                <draw:line draw:style-name="gr375" draw:text-style-name="P2" draw:layer="layout" svg:x1="24.564cm" svg:y1="17.224cm" svg:x2="24.661cm" svg:y2="17.168cm">
                  <text:p/>
                </draw:line>
                <draw:line draw:style-name="gr376" draw:text-style-name="P2" draw:layer="layout" svg:x1="24.467cm" svg:y1="17.168cm" svg:x2="24.564cm" svg:y2="17.112cm">
                  <text:p/>
                </draw:line>
                <draw:line draw:style-name="gr377" draw:text-style-name="P2" draw:layer="layout" svg:x1="24.418cm" svg:y1="17.253cm" svg:x2="24.515cm" svg:y2="17.197cm">
                  <text:p/>
                </draw:line>
                <draw:line draw:style-name="gr378" draw:text-style-name="P2" draw:layer="layout" svg:x1="24.321cm" svg:y1="17.197cm" svg:x2="24.418cm" svg:y2="17.141cm">
                  <text:p/>
                </draw:line>
                <draw:line draw:style-name="gr379" draw:text-style-name="P2" draw:layer="layout" svg:x1="24.37cm" svg:y1="17.113cm" svg:x2="24.467cm" svg:y2="17.057cm">
                  <text:p/>
                </draw:line>
                <draw:line draw:style-name="gr380" draw:text-style-name="P2" draw:layer="layout" svg:x1="24.273cm" svg:y1="17.057cm" svg:x2="24.37cm" svg:y2="17.001cm">
                  <text:p/>
                </draw:line>
                <draw:line draw:style-name="gr381" draw:text-style-name="P2" draw:layer="layout" svg:x1="24.176cm" svg:y1="17.001cm" svg:x2="24.273cm" svg:y2="16.945cm">
                  <text:p/>
                </draw:line>
                <draw:line draw:style-name="gr382" draw:text-style-name="P2" draw:layer="layout" svg:x1="24.079cm" svg:y1="16.944cm" svg:x2="24.176cm" svg:y2="16.888cm">
                  <text:p/>
                </draw:line>
                <draw:line draw:style-name="gr383" draw:text-style-name="P2" draw:layer="layout" svg:x1="23.933cm" svg:y1="16.972cm" svg:x2="24.03cm" svg:y2="16.916cm">
                  <text:p/>
                </draw:line>
                <draw:line draw:style-name="gr384" draw:text-style-name="P2" draw:layer="layout" svg:x1="23.982cm" svg:y1="16.888cm" svg:x2="24.079cm" svg:y2="16.832cm">
                  <text:p/>
                </draw:line>
                <draw:line draw:style-name="gr385" draw:text-style-name="P2" draw:layer="layout" svg:x1="23.836cm" svg:y1="16.916cm" svg:x2="23.933cm" svg:y2="16.86cm">
                  <text:p/>
                </draw:line>
                <draw:line draw:style-name="gr386" draw:text-style-name="P2" draw:layer="layout" svg:x1="24.612cm" svg:y1="17.365cm" svg:x2="24.709cm" svg:y2="17.309cm">
                  <text:p/>
                </draw:line>
                <draw:line draw:style-name="gr387" draw:text-style-name="P2" draw:layer="layout" svg:x1="24.515cm" svg:y1="17.309cm" svg:x2="24.612cm" svg:y2="17.253cm">
                  <text:p/>
                </draw:line>
                <draw:line draw:style-name="gr388" draw:text-style-name="P2" draw:layer="layout" svg:x1="24.952cm" svg:y1="17.561cm" svg:x2="25.34cm" svg:y2="17.337cm">
                  <text:p/>
                </draw:line>
                <draw:line draw:style-name="gr389" draw:text-style-name="P2" draw:layer="layout" svg:x1="25.049cm" svg:y1="17.617cm" svg:x2="25.437cm" svg:y2="17.393cm">
                  <text:p/>
                </draw:line>
                <draw:line draw:style-name="gr390" draw:text-style-name="P2" draw:layer="layout" svg:x1="25.146cm" svg:y1="17.337cm" svg:x2="25.437cm" svg:y2="17.505cm">
                  <text:p/>
                </draw:line>
                <draw:line draw:style-name="gr391" draw:text-style-name="P2" draw:layer="layout" svg:x1="25.049cm" svg:y1="17.393cm" svg:x2="25.34cm" svg:y2="17.561cm">
                  <text:p/>
                </draw:line>
                <draw:line draw:style-name="gr392" draw:text-style-name="P2" draw:layer="layout" svg:x1="24.952cm" svg:y1="17.449cm" svg:x2="25.146cm" svg:y2="17.561cm">
                  <text:p/>
                </draw:line>
                <draw:polygon draw:style-name="gr393" draw:text-style-name="P2" draw:layer="layout" svg:width="1.551cm" svg:height="1.008cm" svg:x="23.594cm" svg:y="16.86cm" svg:viewBox="0 0 1552 1009" draw:points="0,112 0,0 1552,897 1552,1009">
                  <text:p/>
                </draw:polygon>
                <draw:polygon draw:style-name="gr394" draw:text-style-name="P2" draw:layer="layout" svg:width="2.084cm" svg:height="1.316cm" svg:x="23.594cm" svg:y="16.552cm" svg:viewBox="0 0 2085 1317" draw:points="533,0 2085,897 2085,1009 1552,1317 0,421 0,308">
                  <text:p/>
                </draw:polygon>
              </draw:g>
            </draw:g>
          </draw:g>
        </draw:g>
        <draw:g xml:id="id2" draw:id="id2">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95" draw:text-style-name="P2" draw:layer="layout" svg:width="1.851cm" svg:height="1.189cm" svg:x="21.974cm" svg:y="12.606cm" svg:viewBox="0 0 1852 1190" svg:d="M0 1190c475 0 1698-560 1819-770s-121-420-242-420c0 300-1577 690-1577 1190z">
            <text:p/>
          </draw:path>
          <draw:g>
            <draw:polygon draw:style-name="gr396" draw:text-style-name="P2" draw:layer="layout" svg:width="1.697cm" svg:height="1.819cm" svg:x="20.188cm" svg:y="12.046cm" svg:viewBox="0 0 1698 1820" draw:points="0,840 0,0 1698,980 1698,1820">
              <text:p/>
            </draw:polygon>
            <draw:polygon draw:style-name="gr397" draw:text-style-name="P2" draw:layer="layout" svg:width="1.696cm" svg:height="1.819cm" svg:x="21.886cm" svg:y="12.046cm" svg:viewBox="0 0 1697 1820" draw:points="0,1820 0,980 1697,0 1697,840">
              <text:p/>
            </draw:polygon>
            <draw:polygon draw:style-name="gr398" draw:text-style-name="P2" draw:layer="layout" svg:width="3.394cm" svg:height="1.959cm" svg:x="20.188cm" svg:y="11.066cm" svg:viewBox="0 0 3395 1960" draw:points="1698,1960 0,980 1698,0 3395,980">
              <text:p/>
            </draw:polygon>
            <draw:polygon draw:style-name="gr399" draw:text-style-name="P2" draw:layer="layout" svg:width="3.394cm" svg:height="2.799cm" svg:x="20.188cm" svg:y="11.066cm" svg:viewBox="0 0 3395 2800" draw:points="0,1820 0,980 1698,0 3395,980 3395,1820 1698,2800">
              <text:p/>
            </draw:polygon>
            <draw:polygon draw:style-name="gr400" draw:text-style-name="P3" draw:layer="layout" svg:width="0.848cm" svg:height="0.489cm" svg:x="20.673cm" svg:y="11.976cm" svg:viewBox="0 0 849 490" draw:points="121,140 728,490 849,420 242,70 363,0 0,0 0,210">
              <text:p/>
            </draw:polygon>
            <draw:polygon draw:style-name="gr401" draw:text-style-name="P3" draw:layer="layout" svg:width="0.847cm" svg:height="0.489cm" svg:x="21.522cm" svg:y="12.046cm" svg:viewBox="0 0 848 490" draw:points="605,420 484,490 848,490 848,280 727,350 121,0 0,70">
              <text:p/>
            </draw:polygon>
            <draw:polygon draw:style-name="gr402" draw:text-style-name="P3" draw:layer="layout" svg:width="0.847cm" svg:height="0.489cm" svg:x="21.401cm" svg:y="11.556cm" svg:viewBox="0 0 848 490" draw:points="121,140 727,490 848,420 242,70 363,0 0,0 0,210">
              <text:p/>
            </draw:polygon>
            <draw:polygon draw:style-name="gr403" draw:text-style-name="P3" draw:layer="layout" svg:width="0.847cm" svg:height="0.489cm" svg:x="22.25cm" svg:y="11.626cm" svg:viewBox="0 0 848 490" draw:points="605,420 484,490 848,490 848,280 727,350 121,0 0,70">
              <text:p/>
            </draw:polygon>
          </draw:g>
        </draw:g>
        <draw:connector draw:style-name="gr404" draw:text-style-name="P1" draw:layer="layout" svg:x1="15.894cm" svg:y1="9.805cm" svg:x2="21.794cm" svg:y2="11.066cm" draw:start-shape="id1" draw:start-glue-point="1" draw:end-shape="id2" draw:end-glue-point="4" svg:d="M15894 9805h5900v1261" svg:viewBox="0 0 5901 1262">
          <text:p/>
        </draw:connector>
        <draw:connector draw:style-name="gr404" draw:text-style-name="P1" draw:layer="layout" svg:x1="12.863cm" svg:y1="9.805cm" svg:x2="5.506cm" svg:y2="11.065cm" draw:start-shape="id1" draw:start-glue-point="3" draw:end-shape="id3" draw:end-glue-point="4" svg:d="M12863 9805h-7357v1260" svg:viewBox="0 0 7358 1261">
          <text:p/>
        </draw:connector>
        <draw:g xml:id="id1" draw:id="id1">
          <draw:path draw:style-name="gr405" draw:text-style-name="P2" draw:layer="layout" svg:width="1.09cm" svg:height="0.979cm" svg:x="14.803cm" svg:y="10.015cm" svg:viewBox="0 0 1091 980" svg:d="M0 980c475 0 1091-280 1091-560s-18-420-364-420c0 300-727 579-727 980z">
            <text:p/>
          </draw:path>
          <draw:path draw:style-name="gr406" draw:text-style-name="P3" draw:layer="layout" svg:width="2.666cm" svg:height="1.68cm" svg:x="12.864cm" svg:y="9.385cm" svg:viewBox="0 0 2667 1681" svg:d="M2667 0c0 0 0 1121-1 840 2 491-575 841-1331 841s-1334-350-1335-841c1 1 0-350 0-840 0 490 606 840 1334 840s1333-350 1333-840z">
            <text:p/>
          </draw:path>
          <draw:path draw:style-name="gr407" draw:text-style-name="P3" draw:layer="layout" svg:width="2.665cm" svg:height="1.678cm" svg:x="12.863cm" svg:y="8.545cm" svg:viewBox="0 0 2666 1679" svg:d="M1333 0c756 0 1333 363 1333 839s-577 840-1333 840-1333-364-1333-840 577-839 1333-839z">
            <text:p/>
          </draw:path>
          <draw:polygon draw:style-name="gr408" draw:text-style-name="P3" draw:layer="layout" svg:width="0.727cm" svg:height="0.419cm" svg:x="14.318cm" svg:y="9.455cm" svg:viewBox="0 0 728 420" draw:points="364,0 243,70 728,350 606,420 121,140 0,210 0,0">
            <text:p/>
          </draw:polygon>
          <draw:polygon draw:style-name="gr409" draw:text-style-name="P3" draw:layer="layout" svg:width="0.726cm" svg:height="0.419cm" svg:x="13.348cm" svg:y="8.895cm" svg:viewBox="0 0 727 420" draw:points="606,280 727,210 727,420 363,420 484,350 0,70 121,0">
            <text:p/>
          </draw:polygon>
          <draw:polygon draw:style-name="gr410" draw:text-style-name="P3" draw:layer="layout" svg:width="0.727cm" svg:height="0.419cm" svg:x="13.348cm" svg:y="9.455cm" svg:viewBox="0 0 728 420" draw:points="121,280 607,0 728,70 242,350 363,420 0,420 0,210">
            <text:p/>
          </draw:polygon>
          <draw:polygon draw:style-name="gr411" draw:text-style-name="P3" draw:layer="layout" svg:width="0.726cm" svg:height="0.419cm" svg:x="14.318cm" svg:y="8.895cm" svg:viewBox="0 0 727 420" draw:points="484,70 363,0 727,0 727,210 606,140 121,420 0,350">
            <text:p/>
          </draw:polygon>
          <draw:path draw:style-name="gr412" draw:text-style-name="P3" draw:layer="layout" svg:width="2.667cm" svg:height="2.519cm" svg:x="12.863cm" svg:y="8.545cm" svg:viewBox="0 0 2668 2520" svg:d="M1333 0c756 0 1335 364 1335 840l-1 840c0 490-606 840-1333 840s-1334-350-1334-840c0 0 1-840 0-841 0-476 577-839 1333-839z">
            <text:p/>
          </draw:path>
        </draw:g>
        <draw:g xml:id="id6" draw:id="id6">
          <draw:path draw:style-name="gr413" draw:text-style-name="P2" draw:layer="layout" svg:width="1.09cm" svg:height="0.979cm" svg:x="20.693cm" svg:y="7.14cm" svg:viewBox="0 0 1091 980" svg:d="M0 980c475 0 1091-280 1091-560s-18-420-364-420c0 300-727 579-727 980z">
            <text:p/>
          </draw:path>
          <draw:path draw:style-name="gr414" draw:text-style-name="P3" draw:layer="layout" svg:width="2.666cm" svg:height="1.68cm" svg:x="18.754cm" svg:y="6.51cm" svg:viewBox="0 0 2667 1681" svg:d="M2667 0c0 0 0 1121-1 840 2 491-575 841-1331 841s-1334-350-1335-841c1 1 0-350 0-840 0 490 606 840 1334 840s1333-350 1333-840z">
            <text:p/>
          </draw:path>
          <draw:path draw:style-name="gr415" draw:text-style-name="P3" draw:layer="layout" svg:width="2.665cm" svg:height="1.678cm" svg:x="18.753cm" svg:y="5.67cm" svg:viewBox="0 0 2666 1679" svg:d="M1333 0c756 0 1333 363 1333 839s-577 840-1333 840-1333-364-1333-840 577-839 1333-839z">
            <text:p/>
          </draw:path>
          <draw:polygon draw:style-name="gr416" draw:text-style-name="P3" draw:layer="layout" svg:width="0.727cm" svg:height="0.419cm" svg:x="20.208cm" svg:y="6.58cm" svg:viewBox="0 0 728 420" draw:points="364,0 243,70 728,350 606,420 121,140 0,210 0,0">
            <text:p/>
          </draw:polygon>
          <draw:polygon draw:style-name="gr417" draw:text-style-name="P3" draw:layer="layout" svg:width="0.726cm" svg:height="0.419cm" svg:x="19.238cm" svg:y="6.02cm" svg:viewBox="0 0 727 420" draw:points="606,280 727,210 727,420 363,420 484,350 0,70 121,0">
            <text:p/>
          </draw:polygon>
          <draw:polygon draw:style-name="gr418" draw:text-style-name="P3" draw:layer="layout" svg:width="0.727cm" svg:height="0.419cm" svg:x="19.238cm" svg:y="6.58cm" svg:viewBox="0 0 728 420" draw:points="121,280 607,0 728,70 242,350 363,420 0,420 0,210">
            <text:p/>
          </draw:polygon>
          <draw:polygon draw:style-name="gr419" draw:text-style-name="P3" draw:layer="layout" svg:width="0.726cm" svg:height="0.419cm" svg:x="20.208cm" svg:y="6.02cm" svg:viewBox="0 0 727 420" draw:points="484,70 363,0 727,0 727,210 606,140 121,420 0,350">
            <text:p/>
          </draw:polygon>
          <draw:path draw:style-name="gr420" draw:text-style-name="P3" draw:layer="layout" svg:width="2.667cm" svg:height="2.519cm" svg:x="18.753cm" svg:y="5.67cm" svg:viewBox="0 0 2668 2520" svg:d="M1333 0c756 0 1335 364 1335 840l-1 840c0 490-606 840-1333 840s-1334-350-1334-840c0 0 1-840 0-841 0-476 577-839 1333-839z">
            <text:p/>
          </draw:path>
        </draw:g>
        <draw:custom-shape draw:style-name="gr421" draw:text-style-name="P4" xml:id="id5" draw:id="id5" draw:layer="layout" svg:width="8.694cm" svg:height="3.769cm" svg:x="9.987cm" svg:y="1.11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path draw:style-name="gr422" draw:text-style-name="P2" draw:layer="layout" svg:width="1.09cm" svg:height="0.979cm" svg:x="8.814cm" svg:y="7.14cm" svg:viewBox="0 0 1091 980" svg:d="M0 980c475 0 1091-280 1091-560s-18-420-364-420c0 300-727 579-727 980z">
            <text:p/>
          </draw:path>
          <draw:path draw:style-name="gr423" draw:text-style-name="P3" draw:layer="layout" svg:width="2.666cm" svg:height="1.68cm" svg:x="6.875cm" svg:y="6.51cm" svg:viewBox="0 0 2667 1681" svg:d="M2667 0c0 0 0 1121-1 840 2 491-575 841-1331 841s-1334-350-1335-841c1 1 0-350 0-840 0 490 606 840 1334 840s1333-350 1333-840z">
            <text:p/>
          </draw:path>
          <draw:path draw:style-name="gr424" draw:text-style-name="P3" draw:layer="layout" svg:width="2.665cm" svg:height="1.678cm" svg:x="6.874cm" svg:y="5.67cm" svg:viewBox="0 0 2666 1679" svg:d="M1333 0c756 0 1333 363 1333 839s-577 840-1333 840-1333-364-1333-840 577-839 1333-839z">
            <text:p/>
          </draw:path>
          <draw:polygon draw:style-name="gr425" draw:text-style-name="P3" draw:layer="layout" svg:width="0.727cm" svg:height="0.419cm" svg:x="8.329cm" svg:y="6.58cm" svg:viewBox="0 0 728 420" draw:points="364,0 243,70 728,350 606,420 121,140 0,210 0,0">
            <text:p/>
          </draw:polygon>
          <draw:polygon draw:style-name="gr426" draw:text-style-name="P3" draw:layer="layout" svg:width="0.726cm" svg:height="0.419cm" svg:x="7.359cm" svg:y="6.02cm" svg:viewBox="0 0 727 420" draw:points="606,280 727,210 727,420 363,420 484,350 0,70 121,0">
            <text:p/>
          </draw:polygon>
          <draw:polygon draw:style-name="gr427" draw:text-style-name="P3" draw:layer="layout" svg:width="0.727cm" svg:height="0.419cm" svg:x="7.359cm" svg:y="6.58cm" svg:viewBox="0 0 728 420" draw:points="121,280 607,0 728,70 242,350 363,420 0,420 0,210">
            <text:p/>
          </draw:polygon>
          <draw:polygon draw:style-name="gr428" draw:text-style-name="P3" draw:layer="layout" svg:width="0.726cm" svg:height="0.419cm" svg:x="8.329cm" svg:y="6.02cm" svg:viewBox="0 0 727 420" draw:points="484,70 363,0 727,0 727,210 606,140 121,420 0,350">
            <text:p/>
          </draw:polygon>
          <draw:path draw:style-name="gr429" draw:text-style-name="P3" draw:layer="layout" svg:width="2.667cm" svg:height="2.519cm" svg:x="6.874cm" svg:y="5.67cm" svg:viewBox="0 0 2668 2520" svg:d="M1333 0c756 0 1335 364 1335 840l-1 840c0 490-606 840-1333 840s-1334-350-1334-840c0 0 1-840 0-841 0-476 577-839 1333-839z">
            <text:p/>
          </draw:path>
        </draw:g>
        <draw:connector draw:style-name="gr404" draw:text-style-name="P1" draw:layer="layout" svg:x1="8.389cm" svg:y1="5.67cm" svg:x2="10.205cm" svg:y2="3.253cm" draw:start-shape="id4" draw:start-glue-point="0" draw:end-shape="id5" draw:end-glue-point="40" svg:d="M8389 5670v-2417h1816" svg:viewBox="0 0 1817 2418">
          <text:p/>
        </draw:connector>
        <draw:connector draw:style-name="gr404" draw:text-style-name="P1" draw:layer="layout" svg:x1="20.268cm" svg:y1="5.67cm" svg:x2="18.463cm" svg:y2="3.378cm" draw:start-shape="id6" draw:start-glue-point="0" draw:end-shape="id5" draw:end-glue-point="14" svg:d="M20268 5670v-2292h-1805" svg:viewBox="0 0 1806 2293">
          <text:p/>
        </draw:connector>
        <draw:connector draw:style-name="gr404" draw:text-style-name="P1" draw:layer="layout" svg:x1="14.378cm" svg:y1="8.545cm" svg:x2="9.905cm" svg:y2="6.93cm" draw:start-shape="id1" draw:start-glue-point="0" draw:end-shape="id4" svg:d="M14378 8545v-1615h-4473" svg:viewBox="0 0 4474 1616">
          <text:p/>
        </draw:connector>
        <draw:connector draw:style-name="gr404" draw:text-style-name="P1" draw:layer="layout" svg:x1="14.378cm" svg:y1="8.545cm" svg:x2="18.753cm" svg:y2="6.93cm" draw:start-shape="id1" draw:start-glue-point="0" draw:end-shape="id6" draw:end-glue-point="3" svg:d="M14378 8545v-1615h4375" svg:viewBox="0 0 4376 1616">
          <text:p/>
        </draw:connector>
        <draw:custom-shape draw:style-name="gr430" draw:text-style-name="P1" draw:layer="layout" svg:width="4.045cm" svg:height="2.073cm" svg:x="10.815cm" svg:y="12.568cm">
          <text:p text:style-name="P1">Políticas </text:p>
          <text:p text:style-name="P1">de ruteo</text:p>
          <draw:enhanced-geometry svg:viewBox="0 0 21600 21600" draw:glue-points="10800 0 0 10800 10800 21600 21600 10800 ?f40 ?f41" draw:text-areas="0 0 21600 21600" draw:type="rectangular-callout" draw:modifiers="16720.5140879881 -22953.90549662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0" draw:text-style-name="P1" draw:layer="layout" svg:width="4.045cm" svg:height="2.073cm" svg:x="1.643cm" svg:y="2.338cm">
          <text:p text:style-name="P1">Router</text:p>
          <text:p text:style-name="P1">proveedor 1</text:p>
          <draw:enhanced-geometry svg:viewBox="0 0 21600 21600" draw:glue-points="10800 0 0 10800 10800 21600 21600 10800 ?f40 ?f41" draw:text-areas="0 0 21600 21600" draw:type="rectangular-callout" draw:modifiers="31487.0983687593 39961.04146576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0" draw:text-style-name="P1" draw:layer="layout" svg:width="4.045cm" svg:height="2.073cm" svg:x="22.678cm" svg:y="2.338cm">
          <text:p text:style-name="P1">Router</text:p>
          <text:p text:style-name="P1">proveedor 2</text:p>
          <draw:enhanced-geometry svg:viewBox="0 0 21600 21600" draw:glue-points="10800 0 0 10800 10800 21600 21600 10800 ?f40 ?f41" draw:text-areas="0 0 21600 21600" draw:type="rectangular-callout" draw:modifiers="-7596.83638161147 44553.90549662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Paquetes"/>
      <draw:layer draw:name="Layer5"/>
      <draw:layer draw:name="Layer6"/>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uardo Grosclaude</meta:initial-creator>
    <meta:creation-date>2014-09-16T13:00:57.840657921</meta:creation-date>
    <dc:date>2014-11-07T09:00:34.021302248</dc:date>
    <dc:creator>Eduardo Grosclaude</dc:creator>
    <meta:editing-duration>PT3H23M48S</meta:editing-duration>
    <meta:editing-cycles>12</meta:editing-cycles>
    <meta:generator>LibreOffice/4.3.1.2$Linux_x86 LibreOffice_project/958349dc3b25111dbca392fbc281a05559ef6848</meta:generator>
    <meta:document-statistic meta:object-count="495"/>
  </office:meta>
</office:document-meta>
</file>